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E6000003E073BFC5A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782cm" fo:margin-left="0.019cm" fo:margin-top="0cm" fo:margin-bottom="0cm" table:align="left" style:writing-mode="page"/>
    </style:style>
    <style:style style:name="Tabela1.A" style:family="table-column">
      <style:table-column-properties style:column-width="4.288cm"/>
    </style:style>
    <style:style style:name="Tabela1.B" style:family="table-column">
      <style:table-column-properties style:column-width="7.597cm"/>
    </style:style>
    <style:style style:name="Tabela1.C" style:family="table-column">
      <style:table-column-properties style:column-width="2.611cm"/>
    </style:style>
    <style:style style:name="Tabela1.D" style:family="table-column">
      <style:table-column-properties style:column-width="2.286cm"/>
    </style:style>
    <style:style style:name="Tabela1.1" style:family="table-row">
      <style:table-row-properties style:min-row-height="0.903cm" fo:keep-together="auto"/>
    </style:style>
    <style:style style:name="Tabela1.A1" style:family="table-cell">
      <style:table-cell-properties style:vertical-align="middle" fo:background-color="#eeeeee" fo:padding="0.101cm" fo:border-left="0.5pt solid #808080" fo:border-right="none" fo:border-top="0.5pt solid #808080" fo:border-bottom="0.5pt solid #808080">
        <style:background-image/>
      </style:table-cell-properties>
    </style:style>
    <style:style style:name="Tabela1.B1" style:family="table-cell">
      <style:table-cell-properties style:vertical-align="middle" fo:padding="0.101cm" fo:border-left="0.5pt solid #808080" fo:border-right="none" fo:border-top="0.5pt solid #808080" fo:border-bottom="0.5pt solid #808080"/>
    </style:style>
    <style:style style:name="Tabela1.D1" style:family="table-cell">
      <style:table-cell-properties style:vertical-align="middle" fo:padding="0.101cm" fo:border="0.5pt solid #808080"/>
    </style:style>
    <style:style style:name="Tabela1.A2" style:family="table-cell">
      <style:table-cell-properties style:vertical-align="middle" fo:background-color="#eeeeee" fo:padding="0.101cm" fo:border-left="0.5pt solid #808080" fo:border-right="none" fo:border-top="none" fo:border-bottom="0.5pt solid #808080">
        <style:background-image/>
      </style:table-cell-properties>
    </style:style>
    <style:style style:name="Tabela1.B2" style:family="table-cell">
      <style:table-cell-properties style:vertical-align="middle" fo:padding="0.101cm" fo:border-left="0.5pt solid #808080" fo:border-right="0.5pt solid #808080" fo:border-top="none" fo:border-bottom="0.5pt solid #808080"/>
    </style:style>
    <style:style style:name="Tabela1.B3" style:family="table-cell">
      <style:table-cell-properties style:vertical-align="middle" fo:padding="0.101cm" fo:border-left="0.5pt solid #808080" fo:border-right="0.5pt solid #808080" fo:border-top="none" fo:border-bottom="0.5pt solid #808080"/>
    </style:style>
    <style:style style:name="Tabela1.B4" style:family="table-cell">
      <style:table-cell-properties style:vertical-align="middle" fo:padding="0.101cm" fo:border-left="0.5pt solid #808080" fo:border-right="0.5pt solid #808080" fo:border-top="none" fo:border-bottom="0.5pt solid #808080"/>
    </style:style>
    <style:style style:name="Tabela2" style:family="table">
      <style:table-properties style:width="16.775cm" fo:margin-left="0.019cm" fo:margin-top="0cm" fo:margin-bottom="0cm" table:align="left" style:writing-mode="page"/>
    </style:style>
    <style:style style:name="Tabela2.A" style:family="table-column">
      <style:table-column-properties style:column-width="4.496cm"/>
    </style:style>
    <style:style style:name="Tabela2.B" style:family="table-column">
      <style:table-column-properties style:column-width="7.648cm"/>
    </style:style>
    <style:style style:name="Tabela2.C" style:family="table-column">
      <style:table-column-properties style:column-width="2.062cm"/>
    </style:style>
    <style:style style:name="Tabela2.D" style:family="table-column">
      <style:table-column-properties style:column-width="2.568cm"/>
    </style:style>
    <style:style style:name="Tabela2.1" style:family="table-row">
      <style:table-row-properties style:min-row-height="0.903cm" fo:keep-together="auto"/>
    </style:style>
    <style:style style:name="Tabela2.A1" style:family="table-cell">
      <style:table-cell-properties style:vertical-align="middle" fo:background-color="#eeeeee" fo:padding="0.101cm" fo:border-left="0.5pt solid #808080" fo:border-right="none" fo:border-top="0.5pt solid #808080" fo:border-bottom="0.5pt solid #808080">
        <style:background-image/>
      </style:table-cell-properties>
    </style:style>
    <style:style style:name="Tabela2.B1" style:family="table-cell">
      <style:table-cell-properties style:vertical-align="middle" fo:padding="0.101cm" fo:border="0.5pt solid #808080"/>
    </style:style>
    <style:style style:name="Tabela2.A2" style:family="table-cell">
      <style:table-cell-properties style:vertical-align="middle" fo:background-color="#eeeeee" fo:padding="0.101cm" fo:border-left="0.5pt solid #808080" fo:border-right="none" fo:border-top="none" fo:border-bottom="0.5pt solid #808080">
        <style:background-image/>
      </style:table-cell-properties>
    </style:style>
    <style:style style:name="Tabela2.B2" style:family="table-cell">
      <style:table-cell-properties style:vertical-align="middle" fo:padding="0.101cm" fo:border-left="0.5pt solid #808080" fo:border-right="none" fo:border-top="none" fo:border-bottom="0.5pt solid #808080"/>
    </style:style>
    <style:style style:name="Tabela2.D2" style:family="table-cell">
      <style:table-cell-properties style:vertical-align="middle" fo:padding="0.101cm" fo:border-left="0.5pt solid #808080" fo:border-right="0.5pt solid #808080" fo:border-top="none" fo:border-bottom="0.5pt solid #808080"/>
    </style:style>
    <style:style style:name="Tabela2.B3" style:family="table-cell">
      <style:table-cell-properties style:vertical-align="middle" fo:padding="0.101cm" fo:border-left="0.5pt solid #808080" fo:border-right="none" fo:border-top="none" fo:border-bottom="0.5pt solid #808080"/>
    </style:style>
    <style:style style:name="Tabela2.D3" style:family="table-cell">
      <style:table-cell-properties style:vertical-align="middle" fo:padding="0.101cm" fo:border-left="0.5pt solid #808080" fo:border-right="0.5pt solid #808080" fo:border-top="none" fo:border-bottom="0.5pt solid #808080"/>
    </style:style>
    <style:style style:name="Tabela3" style:family="table">
      <style:table-properties style:width="16.801cm" fo:margin-left="-0.016cm" fo:margin-top="0cm" fo:margin-bottom="0cm" table:align="left" style:writing-mode="page"/>
    </style:style>
    <style:style style:name="Tabela3.A" style:family="table-column">
      <style:table-column-properties style:column-width="4.496cm"/>
    </style:style>
    <style:style style:name="Tabela3.B" style:family="table-column">
      <style:table-column-properties style:column-width="7.505cm"/>
    </style:style>
    <style:style style:name="Tabela3.C" style:family="table-column">
      <style:table-column-properties style:column-width="2.088cm"/>
    </style:style>
    <style:style style:name="Tabela3.D" style:family="table-column">
      <style:table-column-properties style:column-width="2.711cm"/>
    </style:style>
    <style:style style:name="Tabela3.1" style:family="table-row">
      <style:table-row-properties style:min-row-height="0.903cm" fo:keep-together="auto"/>
    </style:style>
    <style:style style:name="Tabela3.A1" style:family="table-cell">
      <style:table-cell-properties style:vertical-align="middle" fo:background-color="#eeeeee" fo:padding-left="0.191cm" fo:padding-right="0.191cm" fo:padding-top="0.097cm" fo:padding-bottom="0.097cm" fo:border-left="0.5pt solid #808080" fo:border-right="none" fo:border-top="0.5pt solid #808080" fo:border-bottom="0.5pt solid #808080">
        <style:background-image/>
      </style:table-cell-properties>
    </style:style>
    <style:style style:name="Tabela3.B1" style:family="table-cell">
      <style:table-cell-properties style:vertical-align="middle" fo:padding-left="0.191cm" fo:padding-right="0.191cm" fo:padding-top="0.097cm" fo:padding-bottom="0.097cm" fo:border-left="0.5pt solid #808080" fo:border-right="none" fo:border-top="0.5pt solid #808080" fo:border-bottom="0.5pt solid #808080"/>
    </style:style>
    <style:style style:name="Tabela3.D1" style:family="table-cell">
      <style:table-cell-properties style:vertical-align="middle" fo:padding-left="0.191cm" fo:padding-right="0.191cm" fo:padding-top="0.097cm" fo:padding-bottom="0.097cm" fo:border="0.5pt solid #808080"/>
    </style:style>
    <style:style style:name="Tabela3.A2" style:family="table-cell">
      <style:table-cell-properties style:vertical-align="middle" fo:background-color="#eeeeee" fo:padding-left="0.191cm" fo:padding-right="0.191cm" fo:padding-top="0.097cm" fo:padding-bottom="0.097cm" fo:border-left="0.5pt solid #808080" fo:border-right="none" fo:border-top="none" fo:border-bottom="0.5pt solid #808080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.097cm" fo:padding-bottom="0.097cm" fo:border-left="0.5pt solid #808080" fo:border-right="none" fo:border-top="none" fo:border-bottom="0.5pt solid #808080"/>
    </style:style>
    <style:style style:name="Tabela3.D2" style:family="table-cell">
      <style:table-cell-properties style:vertical-align="middle" fo:padding-left="0.191cm" fo:padding-right="0.191cm" fo:padding-top="0.097cm" fo:padding-bottom="0.097cm" fo:border-left="0.5pt solid #808080" fo:border-right="0.5pt solid #808080" fo:border-top="none" fo:border-bottom="0.5pt solid #808080"/>
    </style:style>
    <style:style style:name="Tabela3.3" style:family="table-row">
      <style:table-row-properties style:min-row-height="2.568cm" fo:keep-together="auto"/>
    </style:style>
    <style:style style:name="Tabela3.A3" style:family="table-cell">
      <style:table-cell-properties style:vertical-align="middle" fo:padding-left="0.191cm" fo:padding-right="0.191cm" fo:padding-top="0.097cm" fo:padding-bottom="0.097cm" fo:border-left="0.5pt solid #808080" fo:border-right="0.5pt solid #808080" fo:border-top="none" fo:border-bottom="0.5pt solid #808080"/>
    </style:style>
    <style:style style:name="Tabela4" style:family="table">
      <style:table-properties style:width="16.801cm" fo:margin-left="-0.016cm" fo:margin-top="0cm" fo:margin-bottom="0cm" table:align="left" style:writing-mode="page"/>
    </style:style>
    <style:style style:name="Tabela4.A" style:family="table-column">
      <style:table-column-properties style:column-width="4.496cm"/>
    </style:style>
    <style:style style:name="Tabela4.B" style:family="table-column">
      <style:table-column-properties style:column-width="7.288cm"/>
    </style:style>
    <style:style style:name="Tabela4.C" style:family="table-column">
      <style:table-column-properties style:column-width="2.117cm"/>
    </style:style>
    <style:style style:name="Tabela4.D" style:family="table-column">
      <style:table-column-properties style:column-width="2.9cm"/>
    </style:style>
    <style:style style:name="Tabela4.1" style:family="table-row">
      <style:table-row-properties style:min-row-height="0.903cm" fo:keep-together="auto"/>
    </style:style>
    <style:style style:name="Tabela4.A1" style:family="table-cell">
      <style:table-cell-properties style:vertical-align="middle" fo:background-color="#eeeeee" fo:padding-left="0.191cm" fo:padding-right="0.191cm" fo:padding-top="0.097cm" fo:padding-bottom="0.097cm" fo:border-left="0.5pt solid #808080" fo:border-right="none" fo:border-top="0.5pt solid #808080" fo:border-bottom="0.5pt solid #808080">
        <style:background-image/>
      </style:table-cell-properties>
    </style:style>
    <style:style style:name="Tabela4.B1" style:family="table-cell">
      <style:table-cell-properties style:vertical-align="middle" fo:padding-left="0.191cm" fo:padding-right="0.191cm" fo:padding-top="0.097cm" fo:padding-bottom="0.097cm" fo:border-left="0.5pt solid #808080" fo:border-right="none" fo:border-top="0.5pt solid #808080" fo:border-bottom="0.5pt solid #808080"/>
    </style:style>
    <style:style style:name="Tabela4.D1" style:family="table-cell">
      <style:table-cell-properties style:vertical-align="middle" fo:padding-left="0.191cm" fo:padding-right="0.191cm" fo:padding-top="0.097cm" fo:padding-bottom="0.097cm" fo:border="0.5pt solid #808080"/>
    </style:style>
    <style:style style:name="Tabela4.A2" style:family="table-cell">
      <style:table-cell-properties style:vertical-align="middle" fo:background-color="#eeeeee" fo:padding-left="0.191cm" fo:padding-right="0.191cm" fo:padding-top="0.097cm" fo:padding-bottom="0.097cm" fo:border-left="0.5pt solid #808080" fo:border-right="none" fo:border-top="none" fo:border-bottom="0.5pt solid #808080">
        <style:background-image/>
      </style:table-cell-properties>
    </style:style>
    <style:style style:name="Tabela4.B2" style:family="table-cell">
      <style:table-cell-properties style:vertical-align="middle" fo:padding-left="0.191cm" fo:padding-right="0.191cm" fo:padding-top="0.097cm" fo:padding-bottom="0.097cm" fo:border-left="0.5pt solid #808080" fo:border-right="none" fo:border-top="none" fo:border-bottom="0.5pt solid #808080"/>
    </style:style>
    <style:style style:name="Tabela4.D2" style:family="table-cell">
      <style:table-cell-properties style:vertical-align="middle" fo:padding-left="0.191cm" fo:padding-right="0.191cm" fo:padding-top="0.097cm" fo:padding-bottom="0.097cm" fo:border-left="0.5pt solid #808080" fo:border-right="0.5pt solid #808080" fo:border-top="none" fo:border-bottom="0.5pt solid #808080"/>
    </style:style>
    <style:style style:name="Tabela4.B3" style:family="table-cell">
      <style:table-cell-properties style:vertical-align="middle" fo:padding-left="0.191cm" fo:padding-right="0.191cm" fo:padding-top="0.097cm" fo:padding-bottom="0.097cm" fo:border-left="0.5pt solid #808080" fo:border-right="none" fo:border-top="none" fo:border-bottom="0.5pt solid #808080"/>
    </style:style>
    <style:style style:name="Tabela4.D3" style:family="table-cell">
      <style:table-cell-properties style:vertical-align="middle" fo:padding-left="0.191cm" fo:padding-right="0.191cm" fo:padding-top="0.097cm" fo:padding-bottom="0.097cm" fo:border-left="0.5pt solid #808080" fo:border-right="0.5pt solid #808080" fo:border-top="none" fo:border-bottom="0.5pt solid #808080"/>
    </style:style>
    <style:style style:name="Tabela4.B4" style:family="table-cell">
      <style:table-cell-properties style:vertical-align="middle" fo:padding-left="0.191cm" fo:padding-right="0.191cm" fo:padding-top="0.097cm" fo:padding-bottom="0.097cm" fo:border-left="0.5pt solid #808080" fo:border-right="none" fo:border-top="none" fo:border-bottom="0.5pt solid #808080"/>
    </style:style>
    <style:style style:name="Tabela4.D4" style:family="table-cell">
      <style:table-cell-properties style:vertical-align="middle" fo:padding-left="0.191cm" fo:padding-right="0.191cm" fo:padding-top="0.097cm" fo:padding-bottom="0.097cm" fo:border-left="0.5pt solid #808080" fo:border-right="0.5pt solid #808080" fo:border-top="none" fo:border-bottom="0.5pt solid #808080"/>
    </style:style>
    <style:style style:name="Tabela4.5" style:family="table-row">
      <style:table-row-properties style:min-row-height="2.528cm" fo:keep-together="auto"/>
    </style:style>
    <style:style style:name="Tabela4.A5" style:family="table-cell">
      <style:table-cell-properties style:vertical-align="middle" fo:padding-left="0.191cm" fo:padding-right="0.191cm" fo:padding-top="0.097cm" fo:padding-bottom="0.097cm" fo:border-left="0.5pt solid #808080" fo:border-right="0.5pt solid #808080" fo:border-top="none" fo:border-bottom="0.5pt solid #808080"/>
    </style:style>
    <style:style style:name="Tabela5" style:family="table">
      <style:table-properties style:width="16.268cm" fo:margin-left="-0.042cm" fo:margin-top="0cm" fo:margin-bottom="0cm" table:align="left" style:writing-mode="page"/>
    </style:style>
    <style:style style:name="Tabela5.A" style:family="table-column">
      <style:table-column-properties style:column-width="3.995cm"/>
    </style:style>
    <style:style style:name="Tabela5.B" style:family="table-column">
      <style:table-column-properties style:column-width="12.273cm"/>
    </style:style>
    <style:style style:name="Tabela5.1" style:family="table-row">
      <style:table-row-properties style:min-row-height="0.903cm" fo:keep-together="auto"/>
    </style:style>
    <style:style style:name="Tabela5.A1" style:family="table-cell">
      <style:table-cell-properties style:vertical-align="middle" fo:background-color="#eeeeee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ela5.B1" style:family="table-cell">
      <style:table-cell-properties style:vertical-align="middle" fo:padding-left="0.191cm" fo:padding-right="0.191cm" fo:padding-top="0cm" fo:padding-bottom="0cm" fo:border="0.5pt solid #808080"/>
    </style:style>
    <style:style style:name="Tabela5.A2" style:family="table-cell">
      <style:table-cell-properties style:vertical-align="middle" fo:background-color="#eeeeee" fo:padding-left="0.191cm" fo:padding-right="0.19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ela6" style:family="table">
      <style:table-properties style:width="16.231cm" fo:margin-left="-0.005cm" fo:margin-top="0cm" fo:margin-bottom="0cm" table:align="left" style:writing-mode="page"/>
    </style:style>
    <style:style style:name="Tabela6.A" style:family="table-column">
      <style:table-column-properties style:column-width="3.988cm"/>
    </style:style>
    <style:style style:name="Tabela6.B" style:family="table-column">
      <style:table-column-properties style:column-width="8.1cm"/>
    </style:style>
    <style:style style:name="Tabela6.C" style:family="table-column">
      <style:table-column-properties style:column-width="2.117cm"/>
    </style:style>
    <style:style style:name="Tabela6.D" style:family="table-column">
      <style:table-column-properties style:column-width="2.027cm"/>
    </style:style>
    <style:style style:name="Tabela6.1" style:family="table-row">
      <style:table-row-properties style:min-row-height="0.903cm" fo:keep-together="auto"/>
    </style:style>
    <style:style style:name="Tabela6.A1" style:family="table-cell">
      <style:table-cell-properties style:vertical-align="middle" fo:background-color="#eeeeee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ela6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/>
    </style:style>
    <style:style style:name="Tabela6.D1" style:family="table-cell">
      <style:table-cell-properties style:vertical-align="middle" fo:padding-left="0.191cm" fo:padding-right="0.191cm" fo:padding-top="0cm" fo:padding-bottom="0cm" fo:border="0.5pt solid #808080"/>
    </style:style>
    <style:style style:name="Tabela6.A2" style:family="table-cell">
      <style:table-cell-properties style:vertical-align="middle" fo:background-color="#eeeeee" fo:padding-left="0.191cm" fo:padding-right="0.19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Tabela6.B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ela6.D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ela6.3" style:family="table-row">
      <style:table-row-properties style:min-row-height="2.284cm" fo:keep-together="auto"/>
    </style:style>
    <style:style style:name="Tabela6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ela7" style:family="table">
      <style:table-properties style:width="16.268cm" fo:margin-left="-0.042cm" fo:margin-top="0cm" fo:margin-bottom="0cm" table:align="left" style:writing-mode="page"/>
    </style:style>
    <style:style style:name="Tabela7.A" style:family="table-column">
      <style:table-column-properties style:column-width="3.995cm"/>
    </style:style>
    <style:style style:name="Tabela7.B" style:family="table-column">
      <style:table-column-properties style:column-width="12.273cm"/>
    </style:style>
    <style:style style:name="Tabela7.1" style:family="table-row">
      <style:table-row-properties style:min-row-height="0.903cm" fo:keep-together="auto"/>
    </style:style>
    <style:style style:name="Tabela7.A1" style:family="table-cell">
      <style:table-cell-properties style:vertical-align="middle" fo:background-color="#eeeeee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ela7.B1" style:family="table-cell">
      <style:table-cell-properties style:vertical-align="middle" fo:padding-left="0.191cm" fo:padding-right="0.191cm" fo:padding-top="0cm" fo:padding-bottom="0cm" fo:border="0.5pt solid #808080"/>
    </style:style>
    <style:style style:name="Tabela7.A2" style:family="table-cell">
      <style:table-cell-properties style:vertical-align="middle" fo:background-color="#eeeeee" fo:padding-left="0.191cm" fo:padding-right="0.19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Tabela7.B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Times New Roman"/>
    </style:style>
    <style:style style:name="P4" style:family="paragraph" style:parent-style-name="Text_20_body">
      <style:paragraph-properties fo:margin-left="4.0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Times New Roman" fo:font-size="10pt" style:font-size-asian="10pt"/>
    </style:style>
    <style:style style:name="P5" style:family="paragraph" style:parent-style-name="Text_20_body" style:list-style-name="WWNum2">
      <style:paragraph-properties fo:margin-left="4.001cm" fo:margin-right="0cm" fo:margin-top="0cm" fo:margin-bottom="0cm" style:contextual-spacing="false" fo:line-height="100%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color="#000000" loext:opacity="100%" style:font-name="Times New Roman" fo:font-size="10pt" style:font-size-asian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text-align="justify" style:justify-single-word="false"/>
      <style:text-properties style:font-name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Conteúdo_20_da_20_tabela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justify" style:justify-single-word="false" fo:orphans="0" fo:widows="0"/>
      <style:text-properties fo:color="#000000" loext:opacity="100%" fo:font-size="10pt" officeooo:paragraph-rsid="0013c3ce" style:font-name-asian="Arial2" style:font-size-asian="10pt" style:font-name-complex="Calibri" style:font-size-complex="10pt"/>
    </style:style>
    <style:style style:name="P10" style:family="paragraph" style:parent-style-name="Table_20_Contents">
      <style:paragraph-properties fo:text-align="center" style:justify-single-word="false" fo:orphans="0" fo:widows="0"/>
      <style:text-properties fo:color="#000000" loext:opacity="100%" style:font-name="Times New Roman" fo:font-size="10pt" fo:font-weight="bold" style:font-name-asian="Arial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officeooo:paragraph-rsid="0013c3ce" style:font-name-asian="Arial2" style:font-size-asian="10pt" style:font-size-complex="10pt"/>
    </style:style>
    <style:style style:name="P12" style:family="paragraph" style:parent-style-name="Conteúdo_20_da_20_tabela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00%" fo:text-align="justify" style:justify-single-word="false" fo:orphans="0" fo:widows="0"/>
      <style:text-properties fo:font-size="10pt" officeooo:paragraph-rsid="0013c3ce" style:font-size-asian="10pt" style:font-size-complex="10pt"/>
    </style:style>
    <style:style style:name="P14" style:family="paragraph" style:parent-style-name="Conteúdo_20_da_20_tabela">
      <style:paragraph-properties fo:line-height="100%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vertical-align="auto"/>
      <style:text-properties style:font-name="Times New Roman" fo:font-size="10pt" officeooo:paragraph-rsid="0013c3ce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text-align="justify" style:justify-single-word="false"/>
      <style:text-properties style:font-name="Times New Roman" style:language-asian="pt" style:country-asian="BR"/>
    </style:style>
    <style:style style:name="P17" style:family="paragraph" style:parent-style-name="Standard">
      <style:paragraph-properties fo:line-height="100%" fo:text-align="justify" style:justify-single-word="false" fo:orphans="0" fo:widows="0"/>
      <style:text-properties fo:color="#000000" loext:opacity="100%" fo:font-size="10pt" officeooo:paragraph-rsid="001ddbd0" style:font-name-asian="Arial2" style:font-size-asian="10pt" style:font-name-complex="Calibri" style:font-size-complex="10pt"/>
    </style:style>
    <style:style style:name="P18" style:family="paragraph" style:parent-style-name="Conteúdo_20_da_20_tabela">
      <style:paragraph-properties fo:line-height="100%"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letter-spacing="normal" fo:font-weight="bold" style:font-size-asian="10pt" style:font-weight-asian="bold" style:font-name-complex="Calibri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6pt" style:font-name-asian="Lucida Sans Unicode" style:font-size-asian="6pt" style:font-name-complex="Tahoma1" style:font-size-complex="6pt" style:language-complex="en" style:country-complex="US"/>
    </style:style>
    <style:style style:name="P22" style:family="paragraph" style:parent-style-name="Standard" style:list-style-name="WWNum3">
      <style:paragraph-properties fo:margin-left="4.001cm" fo:margin-right="0cm" fo:text-align="justify" style:justify-single-word="false" fo:hyphenation-ladder-count="no-limit" fo:hyphenation-keep="auto" loext:hyphenation-keep-type="column" fo:text-indent="-0.6cm" style:auto-text-indent="false">
        <style:tab-stops/>
      </style:paragraph-properties>
      <style:text-properties style:font-name="Times New Roman" fo:font-size="10pt" style:font-name-asian="Lucida Sans Unicode" style:font-size-asian="10pt" style:font-name-complex="Tahoma1" style:font-size-complex="10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text-align="justify" style:justify-single-word="false"/>
      <style:text-properties style:font-name="Times New Roman" style:font-name-asian="Lucida Sans Unicode" style:font-name-complex="Tahoma1" style:language-complex="en" style:country-complex="US"/>
    </style:style>
    <style:style style:name="P24" style:family="paragraph" style:parent-style-name="Conteúdo_20_da_20_tabela">
      <style:paragraph-properties fo:line-height="100%"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vertical-align="auto"/>
      <style:text-properties style:font-name="Times New Roman" fo:font-size="10pt" officeooo:paragraph-rsid="00136808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00%" fo:text-align="justify" style:justify-single-word="false" fo:orphans="0" fo:widows="0"/>
      <style:text-properties fo:font-size="10pt" officeooo:paragraph-rsid="00151b91" style:font-size-asian="10pt" style:font-size-complex="10pt"/>
    </style:style>
    <style:style style:name="P28" style:family="paragraph" style:parent-style-name="Conteúdo_20_da_20_tabela">
      <style:paragraph-properties fo:line-height="100%"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9" style:family="paragraph" style:parent-style-name="Conteúdo_20_da_20_tabela">
      <style:paragraph-properties fo:line-height="100%"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0" style:family="paragraph" style:parent-style-name="Conteúdo_20_da_20_tabel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Times New Roman"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3" style:family="paragraph" style:parent-style-name="Conteúdo_20_da_20_tabela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6pt" style:font-size-asian="6pt" style:font-size-complex="6pt"/>
    </style:style>
    <style:style style:name="P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/>
    </style:style>
    <style:style style:name="P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6pt" style:font-size-asian="6pt" style:font-size-complex="6pt"/>
    </style:style>
    <style:style style:name="P37" style:family="paragraph" style:parent-style-name="Standard" style:list-style-name="WWNum6">
      <style:paragraph-properties fo:margin-left="4.001cm" fo:margin-right="0cm" fo:text-align="justify" style:justify-single-word="false" fo:text-indent="-0.6cm" style:auto-text-indent="false">
        <style:tab-stops/>
      </style:paragraph-properties>
      <style:text-properties style:font-name="Times New Roman" fo:font-size="10pt" style:font-name-asian="Lucida Sans Unicode" style:font-size-asian="10pt" style:font-name-complex="Tahoma1" style:font-size-complex="10pt" style:language-complex="en" style:country-complex="US"/>
    </style:style>
    <style:style style:name="P38" style:family="paragraph" style:parent-style-name="Standard" style:list-style-name="WWNum3">
      <style:paragraph-properties fo:margin-left="4.001cm" fo:margin-right="0cm" fo:text-align="justify" style:justify-single-word="false" fo:text-indent="-0.6cm" style:auto-text-indent="false">
        <style:tab-stops/>
      </style:paragraph-properties>
      <style:text-properties style:font-name="Times New Roman" fo:font-size="10pt" style:font-name-asian="Lucida Sans Unicode" style:font-size-asian="10pt" style:font-name-complex="Tahoma1" style:font-size-complex="10pt" style:language-complex="en" style:country-complex="US"/>
    </style:style>
    <style:style style:name="P39" style:family="paragraph" style:parent-style-name="Standard">
      <style:paragraph-properties fo:margin-left="4.0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Lucida Sans Unicode" style:font-size-asian="10pt" style:font-name-complex="Tahoma1" style:font-size-complex="10pt" style:language-complex="en" style:country-complex="US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6pt" fo:font-weight="bold" style:font-size-asian="6pt" style:language-asian="pt" style:country-asian="BR" style:font-weight-asian="bold" style:font-size-complex="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weight="bold" style:language-asian="pt" style:country-asian="BR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6pt" style:font-size-asian="6pt" style:language-asian="pt" style:country-asian="BR" style:font-size-complex="6pt"/>
    </style:style>
    <style:style style:name="P43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4" style:family="paragraph" style:parent-style-name="Normal_20__28_Web_29_">
      <style:paragraph-properties fo:margin-top="0cm" fo:margin-bottom="0cm" style:contextual-spacing="false"/>
    </style:style>
    <style:style style:name="P45" style:family="paragraph" style:parent-style-name="Normal_20__28_Web_29_">
      <style:paragraph-properties fo:margin-top="0cm" fo:margin-bottom="0cm" style:contextual-spacing="false"/>
      <style:text-properties style:font-name="Times New Roman" fo:font-size="6pt" fo:font-weight="bold" style:font-size-asian="5.25pt" style:font-weight-asian="bold" style:font-size-complex="6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Times New Roman" fo:font-size="6pt" style:font-size-asian="6pt" style:font-size-complex="6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Times New Roman" fo:font-weight="bold" style:language-asian="pt" style:country-asian="BR" style:font-weight-asian="bold" style:font-name-complex="Calibri" style:font-weight-complex="bold"/>
    </style:style>
    <style:style style:name="P49" style:family="paragraph" style:parent-style-name="Text_20_body">
      <style:paragraph-properties fo:margin-left="4.001cm" fo:margin-top="0cm" fo:margin-bottom="0cm" style:contextual-spacing="false" fo:line-height="100%" fo:text-align="justify" style:justify-single-word="false">
        <style:tab-stops/>
      </style:paragraph-properties>
      <style:text-properties fo:color="#000000" loext:opacity="100%" style:font-name="Times New Roman" fo:font-size="10pt" style:font-size-asian="10pt"/>
    </style:style>
    <style:style style:name="P50" style:family="paragraph" style:parent-style-name="Standard" style:list-style-name="WWNum7">
      <style:paragraph-properties fo:margin-left="4.001cm" fo:margin-right="0cm" fo:text-align="justify" style:justify-single-word="false" fo:text-indent="-0.6cm" style:auto-text-indent="false">
        <style:tab-stops/>
      </style:paragraph-properties>
      <style:text-properties style:font-name="Times New Roman" fo:font-size="10pt" style:font-name-asian="Lucida Sans Unicode" style:font-size-asian="10pt" style:font-name-complex="Tahoma1" style:font-size-complex="10pt" style:language-complex="en" style:country-complex="US"/>
    </style:style>
    <style:style style:name="P51" style:family="paragraph" style:parent-style-name="Normal_20__28_Web_29_">
      <style:paragraph-properties fo:margin-top="0cm" fo:margin-bottom="0cm" style:contextual-spacing="false"/>
      <style:text-properties style:font-name="Times New Roman" fo:font-weight="bold" style:font-weight-asian="bold" style:font-weight-complex="bold"/>
    </style:style>
    <style:style style:name="P52" style:family="paragraph" style:parent-style-name="Standard">
      <style:paragraph-properties fo:line-height="100%" fo:text-align="justify" style:justify-single-word="false" fo:orphans="0" fo:widows="0"/>
      <style:text-properties fo:font-size="10pt" officeooo:paragraph-rsid="0016132b" style:font-size-asian="10pt" style:font-size-complex="10pt"/>
    </style:style>
    <style:style style:name="P53" style:family="paragraph" style:parent-style-name="Standard" style:list-style-name="WWNum8">
      <style:paragraph-properties fo:margin-left="4.001cm" fo:margin-right="0cm" fo:text-align="justify" style:justify-single-word="false" fo:text-indent="-0.6cm" style:auto-text-indent="false">
        <style:tab-stops/>
      </style:paragraph-properties>
      <style:text-properties style:font-name="Times New Roman" fo:font-size="10pt" style:font-name-asian="Lucida Sans Unicode" style:font-size-asian="10pt" style:font-name-complex="Tahoma1" style:font-size-complex="10pt" style:language-complex="en" style:country-complex="US"/>
    </style:style>
    <style:style style:name="P54" style:family="paragraph" style:parent-style-name="Standard">
      <style:paragraph-properties fo:text-align="justify" style:justify-single-word="false"/>
      <style:text-properties style:font-name="Times New Roman" officeooo:paragraph-rsid="00136808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56" style:family="paragraph" style:parent-style-name="Standard">
      <style:paragraph-properties fo:margin-left="2.6cm" fo:margin-right="0cm" fo:text-align="justify" style:justify-single-word="false" fo:orphans="0" fo:widows="0" fo:hyphenation-ladder-count="no-limit" fo:hyphenation-keep="auto" loext:hyphenation-keep-type="column" fo:text-indent="-0.6cm" style:auto-text-indent="false" style:writing-mode="lr-tb">
        <style:tab-stops/>
      </style:paragraph-properties>
      <style:text-properties fo:color="#000000" loext:opacity="100%" style:font-name="Times New Roman" style:font-name-asian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text-align="justify" style:justify-single-word="false" fo:orphans="2" fo:widows="2"/>
    </style:style>
    <style:style style:name="P58" style:family="paragraph" style:parent-style-name="Standard">
      <style:paragraph-properties fo:text-align="justify" style:justify-single-word="false" fo:orphans="2" fo:widows="2"/>
      <style:text-properties fo:color="#000000" loext:opacity="100%" style:font-name="Times New Roman" fo:font-weight="bold" style:language-asian="pt" style:country-asian="BR" style:font-weight-asian="bold" style:font-name-complex="Times New Roman1" style:font-weight-complex="bold"/>
    </style:style>
    <style:style style:name="P59" style:family="paragraph" style:parent-style-name="Standard">
      <style:paragraph-properties fo:line-height="100%" fo:text-align="justify" style:justify-single-word="false" fo:orphans="2" fo:widows="2"/>
      <style:text-properties officeooo:paragraph-rsid="00151b91"/>
    </style:style>
    <style:style style:name="P60" style:family="paragraph" style:parent-style-name="Standard" style:list-style-name="L1">
      <loext:graphic-properties draw:fill="none"/>
      <style:paragraph-properties fo:margin-left="2.499cm" fo:margin-right="0cm" fo:line-height="100%" fo:text-align="justify" style:justify-single-word="false" fo:hyphenation-ladder-count="no-limit" fo:hyphenation-keep="page" loext:hyphenation-keep-type="always" fo:text-indent="-0.6cm" style:auto-text-indent="false" fo:background-color="transparent"/>
      <style:text-properties officeooo:paragraph-rsid="00151b91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61" style:family="paragraph" style:parent-style-name="Standard" style:list-style-name="L1">
      <style:paragraph-properties fo:margin-left="2.499cm" fo:line-height="100%" fo:text-align="justify" style:justify-single-word="false" fo:orphans="2" fo:widows="2" fo:hyphenation-ladder-count="no-limit" fo:hyphenation-keep="page" loext:hyphenation-keep-type="always" fo:text-indent="-0.6cm" style:auto-text-indent="false"/>
      <style:text-properties officeooo:paragraph-rsid="00151b91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62" style:family="paragraph" style:parent-style-name="Standard" style:list-style-name="L1" style:master-page-name="">
      <loext:graphic-properties draw:fill="none"/>
      <style:paragraph-properties fo:margin-left="2.499cm" fo:margin-right="0cm" fo:line-height="100%" fo:text-align="justify" style:justify-single-word="false" fo:hyphenation-ladder-count="no-limit" fo:hyphenation-keep="page" loext:hyphenation-keep-type="always" fo:text-indent="-0.6cm" style:auto-text-indent="false" style:page-number="auto" fo:background-color="transparent"/>
      <style:text-properties officeooo:paragraph-rsid="00151b91" fo:hyphenate="false" fo:hyphenation-remain-char-count="2" fo:hyphenation-push-char-count="2" loext:hyphenation-no-caps="true" loext:hyphenation-no-last-word="true" loext:hyphenation-word-char-count="no-limit" loext:hyphenation-zone="no-limit"/>
    </style:style>
    <style:style style:name="P63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64" style:family="paragraph" style:parent-style-name="Standard">
      <style:paragraph-properties fo:text-align="center" style:justify-single-word="false"/>
      <style:text-properties officeooo:paragraph-rsid="00136808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fo:color="#0000ff" loext:opacity="100%" style:text-line-through-style="none" style:text-line-through-type="none" style:font-name="Times New Roman" fo:font-style="normal" style:text-underline-style="none" fo:font-weight="normal" officeooo:rsid="030a9b27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ff" loext:opacity="100%" style:text-line-through-style="none" style:text-line-through-type="none" style:font-name="Times New Roman" fo:font-style="normal" style:text-underline-style="none" fo:font-weight="normal" officeooo:rsid="03ad0f41" style:text-blinking="false" fo:background-color="transparent" loext:char-shading-value="0" style:font-weight-asian="normal" style:font-weight-complex="normal"/>
    </style:style>
    <style:style style:name="T4" style:family="text">
      <style:text-properties officeooo:rsid="00180f2c"/>
    </style:style>
    <style:style style:name="T5" style:family="text">
      <style:text-properties fo:font-variant="normal" fo:text-transform="none" fo:color="#0000ff" loext:opacity="100%" style:text-line-through-style="none" style:text-line-through-type="none" style:font-name="Times New Roman" fo:font-style="normal" style:text-underline-style="none" fo:font-weight="normal" officeooo:rsid="001a04ce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officeooo:rsid="030a9b27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officeooo:rsid="03ad0f41" style:text-blinking="false" fo:background-color="transparent" loext:char-shading-value="0" style:font-weight-asian="normal" style:font-weight-complex="normal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style:language-asian="pt" style:country-asian="BR"/>
    </style:style>
    <style:style style:name="T10" style:family="text">
      <style:text-properties fo:font-variant="normal" fo:text-transform="none" fo:color="#0000ff" loext:opacity="100%" style:text-line-through-style="none" style:text-line-through-type="none" style:font-name="Times New Roman" fo:letter-spacing="normal" fo:font-style="normal" style:text-underline-style="none" fo:font-weight="normal" officeooo:rsid="030a9b27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ff" loext:opacity="100%" style:text-line-through-style="none" style:text-line-through-type="none" style:font-name="Times New Roman" fo:letter-spacing="normal" fo:font-style="normal" style:text-underline-style="none" fo:font-weight="normal" officeooo:rsid="03ad0f41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ff" loext:opacity="100%" style:text-line-through-style="none" style:text-line-through-type="none" style:font-name="Times New Roman" fo:letter-spacing="normal" fo:font-style="normal" style:text-underline-style="none" fo:font-weight="normal" officeooo:rsid="030a9b27" style:letter-kerning="false" style:text-blinking="false" fo:background-color="transparent" loext:char-shading-value="0" style:language-asian="pt" style:country-asian="BR" style:font-weight-asian="normal" style:language-complex="ar" style:country-complex="SA" style:font-weight-complex="normal"/>
    </style:style>
    <style:style style:name="T13" style:family="text">
      <style:text-properties fo:font-variant="normal" fo:text-transform="none" fo:color="#0000ff" loext:opacity="100%" style:text-line-through-style="none" style:text-line-through-type="none" style:font-name="Times New Roman" fo:letter-spacing="normal" fo:font-style="normal" style:text-underline-style="none" fo:font-weight="normal" officeooo:rsid="03ad0f41" style:letter-kerning="false" style:text-blinking="false" fo:background-color="transparent" loext:char-shading-value="0" style:language-asian="pt" style:country-asian="BR" style:font-weight-asian="normal" style:language-complex="ar" style:country-complex="SA" style:font-weight-complex="normal"/>
    </style:style>
    <style:style style:name="T1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Times New Roman" style:font-name-asian="Lucida Sans Unicode" style:font-name-complex="Tahoma1" style:language-complex="en" style:country-complex="US"/>
    </style:style>
    <style:style style:name="T16" style:family="text">
      <style:text-properties fo:font-variant="normal" fo:text-transform="none" fo:color="#0000ff" loext:opacity="100%" style:text-line-through-style="none" style:text-line-through-type="none" fo:letter-spacing="normal" fo:font-style="normal" style:text-underline-style="none" fo:font-weight="normal" officeooo:rsid="030a9b27" style:text-blinking="false" fo:background-color="transparent" loext:char-shading-value="0" style:font-weight-asian="normal" style:font-name-complex="Calibri" style:font-weight-complex="normal"/>
    </style:style>
    <style:style style:name="T17" style:family="text">
      <style:text-properties fo:font-variant="normal" fo:text-transform="none" fo:color="#0000ff" loext:opacity="100%" style:text-line-through-style="none" style:text-line-through-type="none" fo:letter-spacing="normal" fo:font-style="normal" style:text-underline-style="none" fo:font-weight="normal" officeooo:rsid="03ad0f41" style:text-blinking="false" fo:background-color="transparent" loext:char-shading-value="0" style:font-weight-asian="normal" style:font-name-complex="Calibri" style:font-weight-complex="normal"/>
    </style:style>
    <style:style style:name="T18" style:family="text">
      <style:text-properties fo:font-variant="normal" fo:text-transform="none" fo:color="#0000ff" loext:opacity="100%" style:text-line-through-style="none" style:text-line-through-type="none" style:font-name="Times New Roman" fo:letter-spacing="normal" fo:font-style="normal" style:text-underline-style="none" fo:font-weight="normal" officeooo:rsid="030a9b27" style:text-blinking="false" fo:background-color="transparent" loext:char-shading-value="0" style:font-weight-asian="normal" style:font-name-complex="Calibri" style:font-weight-complex="normal"/>
    </style:style>
    <style:style style:name="T19" style:family="text">
      <style:text-properties fo:font-variant="normal" fo:text-transform="none" fo:color="#0000ff" loext:opacity="100%" style:text-line-through-style="none" style:text-line-through-type="none" style:font-name="Times New Roman" fo:letter-spacing="normal" fo:font-style="normal" style:text-underline-style="none" fo:font-weight="normal" officeooo:rsid="03ad0f41" style:text-blinking="false" fo:background-color="transparent" loext:char-shading-value="0" style:font-weight-asian="normal" style:font-name-complex="Calibri" style:font-weight-complex="normal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Times New Roman" fo:letter-spacing="normal" fo:font-style="normal" fo:text-shadow="none" style:text-underline-style="none" fo:font-weight="normal" officeooo:rsid="030a9b27" style:text-blinking="false" fo:background-color="transparent" loext:char-shading-value="0" style:font-style-asian="normal" style:font-weight-asian="normal" style:font-name-complex="Calibri" style:font-weight-complex="normal" style:text-emphasize="none"/>
    </style:style>
    <style:style style:name="T21" style:family="text">
      <style:text-properties fo:font-variant="normal" fo:text-transform="none" fo:color="#0000ff" loext:opacity="100%" style:text-outline="false" style:text-line-through-style="none" style:text-line-through-type="none" style:font-name="Times New Roman" fo:letter-spacing="normal" fo:font-style="normal" fo:text-shadow="none" style:text-underline-style="none" fo:font-weight="normal" officeooo:rsid="03ad0f41" style:text-blinking="false" fo:background-color="transparent" loext:char-shading-value="0" style:font-style-asian="normal" style:font-weight-asian="normal" style:font-name-complex="Calibri" style:font-weight-complex="normal" style:text-emphasize="none"/>
    </style:style>
    <style:style style:name="T22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tyle="normal" fo:text-shadow="none" style:text-underline-style="none" fo:font-weight="normal" officeooo:rsid="030a9b27" style:text-blinking="false" fo:background-color="transparent" loext:char-shading-value="0" style:font-style-asian="normal" style:font-weight-asian="normal" style:font-weight-complex="normal" style:text-emphasize="none"/>
    </style:style>
    <style:style style:name="T23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tyle="normal" fo:text-shadow="none" style:text-underline-style="none" fo:font-weight="normal" officeooo:rsid="03ad0f41" style:text-blinking="false" fo:background-color="transparent" loext:char-shading-value="0" style:font-style-asian="normal" style:font-weight-asian="normal" style:font-weight-complex="normal" style:text-emphasize="none"/>
    </style:style>
    <style:style style:name="T24" style:family="text">
      <style:text-properties fo:font-weight="bold" style:language-asian="pt" style:country-asian="BR" style:font-weight-asian="bold" style:font-weight-complex="bold"/>
    </style:style>
    <style:style style:name="T25" style:family="text">
      <style:text-properties fo:font-weight="normal" style:language-asian="pt" style:country-asian="BR" style:font-weight-asian="normal" style:font-weight-complex="normal"/>
    </style:style>
    <style:style style:name="T26" style:family="text">
      <style:text-properties fo:color="#000000" loext:opacity="100%" style:font-name="Times New Roman" style:language-asian="pt" style:country-asian="BR"/>
    </style:style>
    <style:style style:name="T27" style:family="text">
      <style:text-properties fo:color="#000000" loext:opacity="100%" style:font-name="Times New Roman" style:font-size-complex="10pt" style:font-weight-complex="bold"/>
    </style:style>
    <style:style style:name="T28" style:family="text">
      <style:text-properties fo:color="#000000" loext:opacity="100%" style:font-name="Times New Roman" style:language-asian="pt" style:country-asian="BR" style:font-name-complex="Calibri"/>
    </style:style>
    <style:style style:name="T29" style:family="text">
      <style:text-properties fo:color="#000000" loext:opacity="100%" style:font-name="Times New Roman" fo:font-weight="normal" style:font-weight-asian="normal" style:font-name-complex="Calibri" style:font-weight-complex="normal"/>
    </style:style>
    <style:style style:name="T30" style:family="text">
      <style:text-properties fo:color="#000000" loext:opacity="100%" style:text-line-through-style="solid" style:text-line-through-type="single" style:font-name="Times New Roman" fo:font-weight="normal" style:font-weight-asian="normal" style:font-name-complex="Calibri" style:font-weight-complex="normal"/>
    </style:style>
    <style:style style:name="T31" style:family="text">
      <style:text-properties fo:font-variant="normal" fo:text-transform="none" fo:color="#0000ff" loext:opacity="100%" style:text-outline="false" style:text-line-through-style="none" style:text-line-through-type="none" style:font-name="Times New Roman" fo:letter-spacing="normal" fo:font-style="normal" fo:text-shadow="none" style:text-underline-style="none" fo:font-weight="normal" officeooo:rsid="03ad0f41" style:letter-kerning="false" style:text-blinking="false" fo:background-color="transparent" loext:char-shading-value="0" style:font-name-asian="Times New Roman1" style:language-asian="pt" style:country-asian="BR" style:font-style-asian="normal" style:font-weight-asian="normal" style:font-name-complex="Calibri" style:language-complex="ar" style:country-complex="SA" style:font-weight-complex="normal" style:text-emphasize="none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language="zxx" fo:country="none" fo:font-style="normal" fo:font-weight="normal" style:letter-kerning="true" fo:background-color="transparent" loext:char-shading-value="0" style:font-name-asian="Times New Roman1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fo:color="#0000ff" loext:opacity="100%" style:text-outline="false" style:text-line-through-style="none" style:text-line-through-type="none" style:font-name="Times New Roman" fo:letter-spacing="normal" fo:language="zxx" fo:country="none" fo:font-style="normal" fo:text-shadow="none" style:text-underline-style="none" fo:font-weight="normal" officeooo:rsid="03ad0f41" style:letter-kerning="false" style:text-blinking="false" fo:background-color="transparent" loext:char-shading-value="0" style:font-name-asian="Times New Roman1" style:language-asian="pt" style:country-asian="BR" style:font-style-asian="normal" style:font-weight-asian="normal" style:font-name-complex="Calibri" style:language-complex="ar" style:country-complex="SA" style:font-style-complex="normal" style:font-weight-complex="normal" style:text-emphasize="none"/>
    </style:style>
    <style:style style:name="T34" style:family="text">
      <style:text-properties fo:color="#000000" loext:opacity="100%" style:font-name="Times New Roman" fo:font-weight="bold" style:font-weight-asian="bold" style:font-name-complex="Times New Roman1" style:font-weight-complex="bold"/>
    </style:style>
    <style:style style:name="T35" style:family="text">
      <style:text-properties fo:color="#000000" loext:opacity="100%" style:text-line-through-style="solid" style:text-line-through-type="single" style:font-name="Times New Roman" style:language-asian="pt" style:country-asian="BR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style:letter-kerning="true" fo:background-color="transparent" loext:char-shading-value="0" style:font-name-asian="Lucida Sans Unicode" style:font-size-asian="12pt" style:language-asian="zh" style:country-asian="CN" style:font-style-asian="normal" style:font-weight-asian="normal" style:font-name-complex="Calibri" style:font-size-complex="12pt" style:language-complex="en" style:country-complex="US" style:font-style-complex="italic" style:font-weight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Times New Roman" fo:font-size="12pt" fo:letter-spacing="normal" fo:language="pt" fo:country="BR" fo:font-style="normal" style:text-underline-style="none" fo:font-weight="normal" officeooo:rsid="011bb92d" style:letter-kerning="true" fo:background-color="transparent" loext:char-shading-value="0" style:font-name-asian="Lucida Sans Unicode" style:font-size-asian="12pt" style:language-asian="zh" style:country-asian="CN" style:font-style-asian="normal" style:font-weight-asian="normal" style:font-family-complex="Calibri" style:font-family-generic-complex="swiss" style:font-pitch-complex="variable" style:font-size-complex="12pt" style:language-complex="en" style:country-complex="US" style:font-style-complex="italic" style:font-weight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Times New Roman" fo:font-size="12pt" fo:letter-spacing="normal" fo:language="pt" fo:country="BR" fo:font-style="normal" style:text-underline-style="none" fo:font-weight="normal" officeooo:rsid="03df15e1" style:letter-kerning="true" fo:background-color="transparent" loext:char-shading-value="0" style:font-name-asian="Lucida Sans Unicode" style:font-size-asian="12pt" style:language-asian="zh" style:country-asian="CN" style:font-style-asian="normal" style:font-weight-asian="normal" style:font-family-complex="Calibri" style:font-family-generic-complex="swiss" style:font-pitch-complex="variable" style:font-size-complex="12pt" style:language-complex="en" style:country-complex="US" style:font-style-complex="italic" style:font-weight-complex="normal"/>
    </style:style>
    <style:style style:name="T39" style:family="text">
      <style:text-properties style:font-name="Times New Roman" fo:font-size="12pt" fo:font-weight="normal" officeooo:rsid="011bb92d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ff" loext:opacity="100%" style:text-line-through-style="none" style:text-line-through-type="none" style:font-name="Times New Roman" fo:font-size="10pt" fo:letter-spacing="normal" fo:language="pt" fo:country="BR" fo:font-style="normal" style:text-underline-style="none" fo:font-weight="normal" officeooo:rsid="030a9b27" style:letter-kerning="false" style:text-blinking="false" fo:background-color="transparent" loext:char-shading-value="0" style:font-name-asian="Times New Roman1" style:font-size-asian="10pt" style:language-asian="pt" style:country-asian="BR" style:font-style-asian="normal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41" style:family="text">
      <style:text-properties fo:font-variant="normal" fo:text-transform="none" fo:color="#0000ff" loext:opacity="100%" style:text-line-through-style="none" style:text-line-through-type="none" style:font-name="Times New Roman" fo:font-size="10pt" fo:letter-spacing="normal" fo:language="pt" fo:country="BR" fo:font-style="normal" style:text-underline-style="none" fo:font-weight="normal" officeooo:rsid="03ad0f41" style:letter-kerning="false" style:text-blinking="false" fo:background-color="transparent" loext:char-shading-value="0" style:font-name-asian="Times New Roman1" style:font-size-asian="10pt" style:language-asian="pt" style:country-asian="BR" style:font-style-asian="normal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41be6c4" style:letter-kerning="true" fo:background-color="transparent" loext:char-shading-value="0" style:font-name-asian="Arial1" style:font-size-asian="12pt" style:language-asian="pt" style:country-asian="BR" style:font-style-asian="normal" style:font-weight-asian="normal" style:font-name-complex="Times New Roman" style:font-size-complex="12pt" style:language-complex="en" style:country-complex="US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Times New Roman" fo:font-size="12pt" fo:letter-spacing="normal" fo:language="pt" fo:country="BR" fo:font-style="normal" style:text-underline-style="none" fo:font-weight="normal" officeooo:rsid="001dc449" style:letter-kerning="true" fo:background-color="transparent" loext:char-shading-value="0" style:font-name-asian="Lucida Sans Unicode" style:font-size-asian="12pt" style:language-asian="zh" style:country-asian="CN" style:font-style-asian="normal" style:font-weight-asian="normal" style:font-family-complex="Calibri" style:font-family-generic-complex="swiss" style:font-pitch-complex="variable" style:font-size-complex="12pt" style:language-complex="en" style:country-complex="US" style:font-style-complex="italic" style:font-weight-complex="normal"/>
    </style:style>
    <style:style style:name="T44" style:family="text">
      <style:text-properties style:font-name="Times New Roman" fo:font-weight="normal" style:font-weight-asian="normal" style:font-name-complex="Calibri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imes New Roman" fo:letter-spacing="normal" fo:font-style="normal" style:text-underline-style="none" fo:font-weight="bold" style:letter-kerning="true" style:text-blinking="false" fo:background-color="transparent" loext:char-shading-value="0" style:font-style-asian="normal" style:font-weight-asian="bold" style:font-name-complex="Calibri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ocumento de Oficialização da Demanda (DOD)</text:p>
      <text:p text:style-name="P1"/>
      <text:p text:style-name="P2"><text:span text:style-name="Fonte_20_parág._20_padrão"><text:span text:style-name="T1"><text:tab/>Este documento tem por finalidade formalizar o início do processo de planejamento da contratação de TIC, vincular as necessidades da contratação aos objetivos estratégicos e às necessidades institucionais, bem como instituir a equipe de planejamento da contratação da Solução de TIC (STIC).</text:span></text:span></text:p>
      <text:p text:style-name="P3"><text:tab/>De acordo com o Guia de Contratações de TIC do Poder Judiciário, estabelecido no art. 3º da Resolução № 468/2022 do Conselho Nacional de Justiça (CNJ), o Documento de Oficialização da Demanda (DOD) é o “documento que contém elementos e informações básicas da necessidade da área demandante da Solução de TIC a ser contratada ou adquirida” e deverá conter, no mínimo:</text:p>
      <text:p text:style-name="P4"/>
      <text:list text:style-name="WWNum2">
        <text:list-item>
          <text:p text:style-name="P5">Identificação da demanda; </text:p>
        </text:list-item>
        <text:list-item>
          <text:p text:style-name="P5">Alinhamento aos planos estratégicos do órgão; </text:p>
        </text:list-item>
        <text:list-item>
          <text:p text:style-name="P5">Motivação ou justificativa; </text:p>
        </text:list-item>
        <text:list-item>
          <text:p text:style-name="P5">Resultados a serem alcançados com a contratação; </text:p>
        </text:list-item>
        <text:list-item>
          <text:p text:style-name="P5">Fonte de recursos;</text:p>
        </text:list-item>
        <text:list-item>
          <text:p text:style-name="P5">Alinhamento ao PDTIC;</text:p>
        </text:list-item>
        <text:list-item>
          <text:p text:style-name="P5">Alinhamento ao Plano de Contratações de STIC.</text:p>
        </text:list-item>
      </text:list>
      <text:p text:style-name="P6"/>
      <text:p text:style-name="P7">2. Identificação da Solução de Tecnologia da Informação e Comunicação: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Nome do Projeto:</text:p>
          </table:table-cell>
          <table:table-cell table:style-name="Tabela1.B1" office:value-type="string">
            <text:p text:style-name="P9"><text:span text:style-name="Fonte_20_parág._20_padrão"><text:span text:style-name="T2">&lt;</text:span></text:span><text:span text:style-name="Fonte_20_parág._20_padrão"><text:span text:style-name="T3">apresentar descrição&gt;</text:span></text:span></text:p>
          </table:table-cell>
          <table:table-cell table:style-name="Tabela1.A1" office:value-type="string">
            <text:p text:style-name="P10">Data de envio:</text:p>
          </table:table-cell>
          <table:table-cell table:style-name="Tabela1.D1" office:value-type="string">
            <text:p text:style-name="P11"><text:span text:style-name="Fonte_20_parág._20_padrão"><text:span text:style-name="T2">&lt;</text:span></text:span><text:span text:style-name="Fonte_20_parág._20_padrão"><text:span text:style-name="T3">apresentar descrição&gt;</text:span></text:span></text:p>
          </table:table-cell>
        </table:table-row>
        <table:table-row table:style-name="Tabela1.1">
          <table:table-cell table:style-name="Tabela1.A2" office:value-type="string">
            <text:p text:style-name="P12">Identificação d<text:span text:style-name="T4">a demanda</text:span> no Plano de Contratações Anual de TIC – 2025:</text:p>
          </table:table-cell>
          <table:table-cell table:style-name="Tabela1.B2" table:number-columns-spanned="3" office:value-type="string">
            <text:p text:style-name="P9"><text:span text:style-name="Fonte_20_parág._20_padrão"><text:span text:style-name="T2">&lt; Identificação da demanda no Plano de Contratações de STIC</text:span></text:span><text:span text:style-name="Fonte_20_parág._20_padrão"><text:span text:style-name="T3">&gt;</text:span>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8">Fonte de Recursos:</text:p>
          </table:table-cell>
          <table:table-cell table:style-name="Tabela1.B3" table:number-columns-spanned="3" office:value-type="string">
            <text:p text:style-name="P13"><text:span text:style-name="Fonte_20_parág._20_padrão"><text:span text:style-name="T3">&lt;Registro da indicação da fonte de recursos que comportará a realização das despesas decorrentes da contratação&gt;</text:span></text:span></text:p>
            <text:p text:style-name="P13"><text:span text:style-name="Fonte_20_parág._20_padrão"><text:span text:style-name="T3">&lt;</text:span></text:span><text:span text:style-name="Fonte_20_parág._20_padrão"><text:span text:style-name="T5">Ex.: TJGO – Tribunal de Justiça do Estado de Goiás&gt;</text:span>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4">Alinhamento com a LOA:</text:p>
          </table:table-cell>
          <table:table-cell table:style-name="Tabela1.B4" table:number-columns-spanned="3" office:value-type="string">
            <text:p text:style-name="P15"><text:span text:style-name="Fonte_20_parág._20_padrão"><text:span text:style-name="T6">&lt;</text:span></text:span><text:span text:style-name="Fonte_20_parág._20_padrão"><text:span text:style-name="T7">apresentar descrição&gt;</text:span></text:span></text:p>
          </table:table-cell>
          <table:covered-table-cell/>
          <table:covered-table-cell/>
        </table:table-row>
      </table:table>
      <text:p text:style-name="P7"/>
      <text:p text:style-name="P2"><text:span text:style-name="Fonte_20_parág._20_padrão"><text:span text:style-name="T8">3. Identificação da Área Demandante da Solução:</text:span></text:span></text:p>
      <text:p text:style-name="P7"/>
      <text:p text:style-name="P2"><text:span text:style-name="Fonte_20_parág._20_padrão"><text:span text:style-name="T9"><text:tab/>O Guia de Contratações de TIC do Poder Judiciário define que a Área Demandante é “unidade do órgão responsável por demandar Soluções de TIC e pelos aspectos funcionais da contratação”. A unidade apresentada a seguir atuará como Área Demandante no presente planejamento:</text:span></text:span>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4">Área Demandante:</text:p>
          </table:table-cell>
          <table:table-cell table:style-name="Tabela2.B1" table:number-columns-spanned="3" office:value-type="string">
            <text:p text:style-name="P17"><text:span text:style-name="Fonte_20_parág._20_padrão"><text:span text:style-name="T10">&lt;</text:span></text:span><text:span text:style-name="Fonte_20_parág._20_padrão"><text:span text:style-name="T11">apresentar descrição&gt;</text:span>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4">Responsável pela Demanda:</text:p>
          </table:table-cell>
          <table:table-cell table:style-name="Tabela2.B2" office:value-type="string">
            <text:p text:style-name="P17"><text:span text:style-name="Fonte_20_parág._20_padrão"><text:span text:style-name="T10">&lt;</text:span></text:span><text:span text:style-name="Fonte_20_parág._20_padrão"><text:span text:style-name="T11">apresentar descrição&gt;</text:span></text:span></text:p>
          </table:table-cell>
          <table:table-cell table:style-name="Tabela2.A2" office:value-type="string">
            <text:p text:style-name="P18">Matrícula:</text:p>
          </table:table-cell>
          <table:table-cell table:style-name="Tabela2.D2" office:value-type="string">
            <text:p text:style-name="P17"><text:span text:style-name="Fonte_20_parág._20_padrão"><text:span text:style-name="T10">&lt;</text:span></text:span><text:span text:style-name="Fonte_20_parág._20_padrão"><text:span text:style-name="T11">apresentar descrição&gt;</text:span></text:span></text:p>
          </table:table-cell>
        </table:table-row>
        <table:table-row table:style-name="Tabela2.1">
          <table:table-cell table:style-name="Tabela2.A2" office:value-type="string">
            <text:p text:style-name="P14">E-mail do Responsável:</text:p>
          </table:table-cell>
          <table:table-cell table:style-name="Tabela2.B3" office:value-type="string">
            <text:p text:style-name="P17"><text:span text:style-name="Fonte_20_parág._20_padrão"><text:span text:style-name="T12">&lt;</text:span></text:span><text:span text:style-name="Fonte_20_parág._20_padrão"><text:span text:style-name="T13">apresentar descrição&gt;</text:span></text:span></text:p>
          </table:table-cell>
          <table:table-cell table:style-name="Tabela2.A2" office:value-type="string">
            <text:p text:style-name="P19">Telefone:</text:p>
          </table:table-cell>
          <table:table-cell table:style-name="Tabela2.D3" office:value-type="string">
            <text:p text:style-name="P17"><text:span text:style-name="Fonte_20_parág._20_padrão"><text:span text:style-name="T10">&lt;</text:span></text:span><text:span text:style-name="Fonte_20_parág._20_padrão"><text:span text:style-name="T11">apresentar descrição&gt;</text:span></text:span></text:p>
          </table:table-cell>
        </table:table-row>
      </table:table>
      <text:p text:style-name="P20"/>
      <text:p text:style-name="P2"><text:span text:style-name="Fonte_20_parág._20_padrão"><text:span text:style-name="T14"><text:tab/></text:span></text:span><text:span text:style-name="Fonte_20_parág._20_padrão"><text:span text:style-name="T1">De acordo com o Guia de Contratações de TIC do Poder Judiciário, o Integrante Demandante é “servidor representante da Área Demandante da Solução de Tecnologia da Informação e Comunicação, indicado pela respectiva autoridade competente e responsável pelos aspectos funcionais da solução a ser contratada”.</text:span></text:span></text:p>
      <text:p text:style-name="P6"><text:soft-page-break/></text:p>
      <text:p text:style-name="P2"><text:span text:style-name="Fonte_20_parág._20_padrão"><text:span text:style-name="T8">3.1. Responsabilidades do Integrante Demandante:</text:span></text:span></text:p>
      <text:p text:style-name="P20"/>
      <text:p text:style-name="P2"><text:span text:style-name="Fonte_20_parág._20_padrão"><text:span text:style-name="T15"><text:tab/>O Guia de Contratações de TIC do Poder Judiciário estabelece que são atribuições do Integrante Demandante definir, com apoio do Integrante Técnico, sempre que possível e necessário, os requisitos:</text:span></text:span></text:p>
      <text:p text:style-name="P21"/>
      <text:list xml:id="list2100618777" text:style-name="WWNum3">
        <text:list-item>
          <text:p text:style-name="P22">de negócio, que independem de características tecnológicas e que definem as necessidades e os aspectos funcionais da solução de TIC; </text:p>
        </text:list-item>
        <text:list-item>
          <text:p text:style-name="P22">de capacitação, que definem a necessidade de treinamento, de carga horária e de materiais didáticos; </text:p>
        </text:list-item>
        <text:list-item>
          <text:p text:style-name="P22">legais, que definem as normas com as quais a solução de TIC deve estar em conformidade; </text:p>
        </text:list-item>
        <text:list-item>
          <text:p text:style-name="P22">de manutenção, que independem de configuração tecnológica e que definem a necessidade de serviços de manutenção preventiva, corretiva, adaptativa e evolutiva (melhoria funcional); </text:p>
        </text:list-item>
        <text:list-item>
          <text:p text:style-name="P22">temporais, que definem datas de entrega da solução de TIC contratada; </text:p>
        </text:list-item>
        <text:list-item>
          <text:p text:style-name="P22">de segurança e privacidade, juntamente com o Integrante Técnico; e </text:p>
        </text:list-item>
        <text:list-item>
          <text:p text:style-name="P22">sociais, ambientais e culturais, que definem requisitos que a solução de TIC deve atender para estar em conformidade com costumes, idiomas e ao meio ambiente, dentre outros, observando-se, inclusive, no que couber outros normativos vigentes.</text:p>
        </text:list-item>
      </text:list>
      <text:p text:style-name="P21"/>
      <text:p text:style-name="P23"><text:tab/>Também de acordo com o mesmo Guia, durante a fase de seleção do fornecedor, os integrantes técnico e demandante devem proceder às ações de gerenciamento dos riscos e atualizar o Mapa de Gerenciamento de Riscos. Dessa forma, o(s) seguinte(s) integrante(s) atuará(ão) como Integrante Demandante no presente projeto:</text:p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4">Integrante Demandante:</text:p>
          </table:table-cell>
          <table:table-cell table:style-name="Tabela3.B1" office:value-type="string">
            <text:p text:style-name="P25"><text:span text:style-name="Fonte_20_parág._20_padrão"><text:span text:style-name="T16">&lt;</text:span></text:span><text:span text:style-name="Fonte_20_parág._20_padrão"><text:span text:style-name="T17">apresentar descrição&gt;</text:span></text:span></text:p>
          </table:table-cell>
          <table:table-cell table:style-name="Tabela3.A1" office:value-type="string">
            <text:p text:style-name="P26">Matrícula:</text:p>
          </table:table-cell>
          <table:table-cell table:style-name="Tabela3.D1" office:value-type="string">
            <text:p text:style-name="P27"><text:span text:style-name="Fonte_20_parág._20_padrão"><text:span text:style-name="T18">&lt;</text:span></text:span><text:span text:style-name="Fonte_20_parág._20_padrão"><text:span text:style-name="T19">apresentar descrição&gt;</text:span></text:span></text:p>
          </table:table-cell>
        </table:table-row>
        <table:table-row table:style-name="Tabela3.1">
          <table:table-cell table:style-name="Tabela3.A2" office:value-type="string">
            <text:p text:style-name="P24">E-mail do Integrante Demandante:</text:p>
          </table:table-cell>
          <table:table-cell table:style-name="Tabela3.B2" office:value-type="string">
            <text:p text:style-name="P25"><text:span text:style-name="Fonte_20_parág._20_padrão"><text:span text:style-name="T16">&lt;</text:span></text:span><text:span text:style-name="Fonte_20_parág._20_padrão"><text:span text:style-name="T17">apresentar descrição&gt;</text:span></text:span></text:p>
          </table:table-cell>
          <table:table-cell table:style-name="Tabela3.A2" office:value-type="string">
            <text:p text:style-name="P26">Telefone:</text:p>
          </table:table-cell>
          <table:table-cell table:style-name="Tabela3.D2" office:value-type="string">
            <text:p text:style-name="P27"><text:span text:style-name="Fonte_20_parág._20_padrão"><text:span text:style-name="T18">&lt;</text:span></text:span><text:span text:style-name="Fonte_20_parág._20_padrão"><text:span text:style-name="T19">apresentar descrição&gt;</text:span></text:span></text:p>
          </table:table-cell>
        </table:table-row>
        <table:table-row table:style-name="Tabela3.3">
          <table:table-cell table:style-name="Tabela3.A3" table:number-columns-spanned="4" office:value-type="string">
            <text:p text:style-name="P28">Por este instrumento declaro ter ciência das competências do INTEGRANTE DEMANDANTE definidas na Resolução CNJ n° 468, de 15 de julho de 2022, no Guia de Contratações de TIC do Poder Judiciário, bem como da minha indicação para exercer esse papel na Equipe de Planejamento da Contratação.</text:p>
            <text:p text:style-name="P29"/>
            <text:p text:style-name="P30">(datado e assinado digitalmente ao final do documento)</text:p>
          </table:table-cell>
          <table:covered-table-cell/>
          <table:covered-table-cell/>
          <table:covered-table-cell/>
        </table:table-row>
      </table:table>
      <text:p text:style-name="P31"/>
      <text:p text:style-name="Standard"><text:span text:style-name="Fonte_20_parág._20_padrão"><text:span text:style-name="T8">4. Identificação da Área de Tecnologia da Informação e Comunicação</text:span></text:span></text:p>
      <text:p text:style-name="P31"/>
      <text:p text:style-name="P2"><text:span text:style-name="Fonte_20_parág._20_padrão"><text:span text:style-name="T14"><text:tab/></text:span></text:span><text:span text:style-name="Fonte_20_parág._20_padrão"><text:span text:style-name="T9">O Guia de Contratações de TIC do Poder Judiciário define que a Área de Tecnologia da Informação e Comunicação é a “unidade do órgão responsável por gerir a TIC como um todo e pelos aspectos técnicos da solução de TIC” e indicará o Integrante Técnico para a composição da Equipe de Planejamento da Contratação. O(s) seguinte(s) integrante(s) atuará(ão) como Integrante Técnico no presente projeto:</text:span></text:span></text:p>
      <text:p text:style-name="P1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2">Integrante Técnico:</text:p>
          </table:table-cell>
          <table:table-cell table:style-name="Tabela4.B1" office:value-type="string">
            <text:p text:style-name="P27"><text:span text:style-name="Fonte_20_parág._20_padrão"><text:span text:style-name="T18">&lt;</text:span></text:span><text:span text:style-name="Fonte_20_parág._20_padrão"><text:span text:style-name="T19">apresentar descrição&gt;</text:span></text:span></text:p>
          </table:table-cell>
          <table:table-cell table:style-name="Tabela4.A1" office:value-type="string">
            <text:p text:style-name="P26">Matrícula:</text:p>
          </table:table-cell>
          <table:table-cell table:style-name="Tabela4.D1" office:value-type="string">
            <text:p text:style-name="P27"><text:span text:style-name="Fonte_20_parág._20_padrão"><text:span text:style-name="T18">&lt;</text:span></text:span><text:span text:style-name="Fonte_20_parág._20_padrão"><text:span text:style-name="T19">apresentar descrição&gt;</text:span></text:span></text:p>
          </table:table-cell>
        </table:table-row>
        <table:table-row table:style-name="Tabela4.1">
          <table:table-cell table:style-name="Tabela4.A2" office:value-type="string">
            <text:p text:style-name="P32">E-mail do Integrante Técnico:</text:p>
          </table:table-cell>
          <table:table-cell table:style-name="Tabela4.B2" office:value-type="string">
            <text:p text:style-name="P27"><text:span text:style-name="Fonte_20_parág._20_padrão"><text:span text:style-name="T18">&lt;</text:span></text:span><text:span text:style-name="Fonte_20_parág._20_padrão"><text:span text:style-name="T19">apresentar descrição&gt;</text:span></text:span></text:p>
          </table:table-cell>
          <table:table-cell table:style-name="Tabela4.A2" office:value-type="string">
            <text:p text:style-name="P26">Telefone:</text:p>
          </table:table-cell>
          <table:table-cell table:style-name="Tabela4.D2" office:value-type="string">
            <text:p text:style-name="P27"><text:span text:style-name="Fonte_20_parág._20_padrão"><text:span text:style-name="T18">&lt;</text:span></text:span><text:span text:style-name="Fonte_20_parág._20_padrão"><text:span text:style-name="T19">apresentar descrição&gt;</text:span></text:span></text:p>
          </table:table-cell>
        </table:table-row>
        <table:table-row table:style-name="Tabela4.1">
          <table:table-cell table:style-name="Tabela4.A2" office:value-type="string">
            <text:p text:style-name="P32">Integrante Técnico:</text:p>
          </table:table-cell>
          <table:table-cell table:style-name="Tabela4.B3" office:value-type="string">
            <text:p text:style-name="P27"><text:span text:style-name="Fonte_20_parág._20_padrão"><text:span text:style-name="T20">&lt;</text:span></text:span><text:span text:style-name="Fonte_20_parág._20_padrão"><text:span text:style-name="T21">apresentar descrição&gt;</text:span></text:span></text:p>
          </table:table-cell>
          <table:table-cell table:style-name="Tabela4.A2" office:value-type="string">
            <text:p text:style-name="P26">Matrícula:</text:p>
          </table:table-cell>
          <table:table-cell table:style-name="Tabela4.D3" office:value-type="string">
            <text:p text:style-name="P27"><text:span text:style-name="Fonte_20_parág._20_padrão"><text:span text:style-name="T22">&lt;</text:span></text:span><text:span text:style-name="Fonte_20_parág._20_padrão"><text:span text:style-name="T23">apresentar descrição&gt;</text:span></text:span></text:p>
          </table:table-cell>
        </table:table-row>
        <table:table-row table:style-name="Tabela4.1">
          <table:table-cell table:style-name="Tabela4.A2" office:value-type="string">
            <text:p text:style-name="P32">E-mail do Integrante <text:soft-page-break/>Técnico:</text:p>
          </table:table-cell>
          <table:table-cell table:style-name="Tabela4.B4" office:value-type="string">
            <text:p text:style-name="P27"><text:span text:style-name="Fonte_20_parág._20_padrão"><text:span text:style-name="T20">&lt;</text:span></text:span><text:span text:style-name="Fonte_20_parág._20_padrão"><text:span text:style-name="T21">apresentar descrição&gt;</text:span></text:span></text:p>
          </table:table-cell>
          <table:table-cell table:style-name="Tabela4.A2" office:value-type="string">
            <text:p text:style-name="P26">Telefone:</text:p>
          </table:table-cell>
          <table:table-cell table:style-name="Tabela4.D4" office:value-type="string">
            <text:p text:style-name="P27"><text:span text:style-name="Fonte_20_parág._20_padrão"><text:span text:style-name="T18">&lt;</text:span></text:span><text:span text:style-name="Fonte_20_parág._20_padrão"><text:span text:style-name="T19">apresentar </text:span></text:span><text:soft-page-break/><text:span text:style-name="Fonte_20_parág._20_padrão"><text:span text:style-name="T19">descrição&gt;</text:span></text:span></text:p>
          </table:table-cell>
        </table:table-row>
        <table:table-row table:style-name="Tabela4.5">
          <table:table-cell table:style-name="Tabela4.A5" table:number-columns-spanned="4" office:value-type="string">
            <text:p text:style-name="P33">Por este instrumento declaro ter ciência das competências do INTEGRANTE TÉCNICO definidas na Resolução CNJ n° 468, de 15 de julho de 2022, no Guia de Contratações de TIC do Poder Judiciário, bem como da minha indicação para exercer esse papel na Equipe de Planejamento da Contratação.</text:p>
            <text:p text:style-name="P8"/>
            <text:p text:style-name="P30">(datado e assinado digitalmente ao final do documento)</text:p>
          </table:table-cell>
          <table:covered-table-cell/>
          <table:covered-table-cell/>
          <table:covered-table-cell/>
        </table:table-row>
      </table:table>
      <text:p text:style-name="P7"/>
      <text:p text:style-name="P7">4.1. Responsabilidades do Integrante Técnico:</text:p>
      <text:p text:style-name="P34"/>
      <text:p text:style-name="P35"><text:tab/>O Guia de Contratações de TIC do Poder Judiciário considera Integrante Técnico o “servidor representante da Área de Tecnologia da Informação e Comunicação indicado pela respectiva autoridade competente, responsável pelos aspectos técnicos da solução a ser contratada”, que tem como atribuições “especificar, em conformidade com os requisitos estabelecidos pelo Integrante Demandante, sempre que aplicável, os seguintes requisitos tecnológicos, entre outros pertinentes”:</text:p>
      <text:p text:style-name="P36"/>
      <text:list xml:id="list225358523292253" text:continue-list="list2100618777" text:style-name="WWNum6">
        <text:list-item text:start-value="1">
          <text:p text:style-name="P37">de arquitetura tecnológica, composta de hardware, software, padrões de interoperabilidade, linguagens de programação, interfaces, dentre outros; </text:p>
        </text:list-item>
        <text:list-item text:style-override="WWNum3">
          <text:p text:style-name="P38">de projeto e de implementação, que estabelecem o processo de desenvolvimento de software, técnicas, métodos, forma de gestão, de documentação, dentre outros; </text:p>
        </text:list-item>
        <text:list-item text:style-override="WWNum3">
          <text:p text:style-name="P38">de implantação, que definem o processo de disponibilização da solução em ambiente de produção, dentre outros; </text:p>
        </text:list-item>
        <text:list-item text:style-override="WWNum3">
          <text:p text:style-name="P38">de garantia e manutenção, que definem a forma como será conduzida a manutenção, acionamento da garantia e a comunicação entre as partes envolvidas; </text:p>
        </text:list-item>
        <text:list-item text:style-override="WWNum3">
          <text:p text:style-name="P38">de capacitação, que definem o ambiente tecnológico dos treinamentos a serem ministrados, os perfis dos instrutores, dentre outros; </text:p>
        </text:list-item>
        <text:list-item text:style-override="WWNum3">
          <text:p text:style-name="P38">de experiência profissional da equipe que executará os serviços relacionados à solução de </text:p>
        </text:list-item>
      </text:list>
      <text:p text:style-name="P39">TIC, que definem a natureza da experiência profissional exigida e as respectivas formas de comprovação dessa experiência, dentre outros; </text:p>
      <text:list xml:id="list225356528489609" text:continue-list="list225358523292253" text:style-name="WWNum3">
        <text:list-item>
          <text:p text:style-name="P38">de formação da equipe que projetará, implementará e implantará a solução de TIC, que definem cursos acadêmicos e técnicos, formas de comprovação dessa formação, dentre outros; </text:p>
        </text:list-item>
        <text:list-item>
          <text:p text:style-name="P38">de metodologia de trabalho; </text:p>
        </text:list-item>
        <text:list-item>
          <text:p text:style-name="P38">de segurança da informação e privacidade, juntamente com o Integrante Requisitante; e </text:p>
        </text:list-item>
        <text:list-item>
          <text:p text:style-name="P38">demais requisitos aplicáveis.</text:p>
        </text:list-item>
      </text:list>
      <text:p text:style-name="P39"/>
      <text:p text:style-name="P6"><text:span text:style-name="T24"><text:tab/></text:span><text:span text:style-name="T25">O Guia também informa que “em atendimento ao artigo 20 da Instrução Normativa SGD/ME № 94/2022, cabe ao Integrante Técnico, com o apoio do Integrante Administrativo, realizar a estimativa de preço da contratação para a elaboração do orçamento detalhado, composta por preços unitários e de acordo com a Instrução Normativa SEGES/ME № 65/2021 e suas atualizações e também com a Nota Técnica do TCU AudTI/TCU 8/2023”.</text:span></text:p>
      <text:p text:style-name="P40"/>
      <text:p text:style-name="P41">4.2. Autoridade Competente da Área de Tecnologia da Informação:</text:p>
      <text:p text:style-name="P4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3">Nome:</text:p>
          </table:table-cell>
          <table:table-cell table:style-name="Tabela5.B1" office:value-type="string">
            <text:p text:style-name="P27"><text:span text:style-name="Fonte_20_parág._20_padrão"><text:span text:style-name="T20">&lt;</text:span></text:span><text:span text:style-name="Fonte_20_parág._20_padrão"><text:span text:style-name="T21">apresentar descrição&gt;</text:span></text:span></text:p>
          </table:table-cell>
        </table:table-row>
        <table:table-row table:style-name="Tabela5.1">
          <table:table-cell table:style-name="Tabela5.A2" office:value-type="string">
            <text:p text:style-name="P43">Cargo:</text:p>
          </table:table-cell>
          <table:table-cell table:style-name="Tabela5.B2" office:value-type="string">
            <text:p text:style-name="P27"><text:span text:style-name="Fonte_20_parág._20_padrão"><text:span text:style-name="T20">&lt;</text:span></text:span><text:span text:style-name="Fonte_20_parág._20_padrão"><text:span text:style-name="T21">apresentar descrição&gt;</text:span></text:span></text:p>
          </table:table-cell>
        </table:table-row>
      </table:table>
      <text:p text:style-name="P44"><text:span text:style-name="Fonte_20_parág._20_padrão"><text:span text:style-name="T8"/></text:span></text:p>
      <text:p text:style-name="P44"><text:span text:style-name="Fonte_20_parág._20_padrão"><text:span text:style-name="T8">5. Identificação da Área Administrativa</text:span></text:span></text:p>
      <text:p text:style-name="P45"/>
      <text:p text:style-name="P2"><text:span text:style-name="Fonte_20_parág._20_padrão"><text:span text:style-name="T14"><text:tab/></text:span></text:span><text:span text:style-name="Fonte_20_parág._20_padrão"><text:span text:style-name="T26">O Guia de Contratações de TIC do Poder Judiciário define que a Área Administrativa é a “unidade do órgão responsável pela execução dos atos administrativos e por apoiar e orientar as áreas Demandantes e de Tecnologia da Informação e Comunicação no que se refere aos aspectos </text:span></text:span><text:soft-page-break/><text:span text:style-name="Fonte_20_parág._20_padrão"><text:span text:style-name="T26">administrativos da contratação”. O</text:span></text:span><text:span text:style-name="Fonte_20_parág._20_padrão"><text:span text:style-name="T27">(s) seguinte(s) integrante(s) atuará(ão) como Integrante Administrativo no presente planejamento:</text:span></text:span></text:p>
      <text:p text:style-name="P4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43">Integrante Administrativo:</text:p>
          </table:table-cell>
          <table:table-cell table:style-name="Tabela6.B1" office:value-type="string">
            <text:p text:style-name="P27"><text:span text:style-name="Fonte_20_parág._20_padrão"><text:span text:style-name="T20">&lt;</text:span></text:span><text:span text:style-name="Fonte_20_parág._20_padrão"><text:span text:style-name="T21">apresentar descrição&gt;</text:span></text:span></text:p>
          </table:table-cell>
          <table:table-cell table:style-name="Tabela6.A1" office:value-type="string">
            <text:p text:style-name="P47">Matrícula:</text:p>
          </table:table-cell>
          <table:table-cell table:style-name="Tabela6.D1" office:value-type="string">
            <text:p text:style-name="P27"><text:span text:style-name="Fonte_20_parág._20_padrão"><text:span text:style-name="T20">&lt;</text:span></text:span><text:span text:style-name="Fonte_20_parág._20_padrão"><text:span text:style-name="T21">apresentar descrição&gt;</text:span></text:span></text:p>
          </table:table-cell>
        </table:table-row>
        <table:table-row table:style-name="Tabela6.1">
          <table:table-cell table:style-name="Tabela6.A2" office:value-type="string">
            <text:p text:style-name="P43">E-mail do Integrante Administrativo:</text:p>
          </table:table-cell>
          <table:table-cell table:style-name="Tabela6.B2" office:value-type="string">
            <text:p text:style-name="P27"><text:span text:style-name="Fonte_20_parág._20_padrão"><text:span text:style-name="T20">&lt;</text:span></text:span><text:span text:style-name="Fonte_20_parág._20_padrão"><text:span text:style-name="T21">apresentar descrição&gt;</text:span></text:span></text:p>
          </table:table-cell>
          <table:table-cell table:style-name="Tabela6.A2" office:value-type="string">
            <text:p text:style-name="P26">Telefone:</text:p>
          </table:table-cell>
          <table:table-cell table:style-name="Tabela6.D2" office:value-type="string">
            <text:p text:style-name="P27"><text:span text:style-name="Fonte_20_parág._20_padrão"><text:span text:style-name="T18">&lt;</text:span></text:span><text:span text:style-name="Fonte_20_parág._20_padrão"><text:span text:style-name="T19">apresentar descrição&gt;</text:span></text:span></text:p>
          </table:table-cell>
        </table:table-row>
        <table:table-row table:style-name="Tabela6.3">
          <table:table-cell table:style-name="Tabela6.A3" table:number-columns-spanned="4" office:value-type="string">
            <text:p text:style-name="P33">Por este instrumento declaro ter ciência das competências do INTEGRANTE ADMINISTRATIVO definidas na Resolução CNJ n° 468, de 15 de julho de 2022, no Guia de Contratações de TIC do Poder Judiciário, bem como da minha indicação para exercer esse papel na Equipe de Planejamento da Contratação.</text:p>
            <text:p text:style-name="P8"/>
            <text:p text:style-name="P30">(datado e assinado digitalmente ao final do documento)</text:p>
          </table:table-cell>
          <table:covered-table-cell/>
          <table:covered-table-cell/>
          <table:covered-table-cell/>
        </table:table-row>
      </table:table>
      <text:p text:style-name="P7"/>
      <text:p text:style-name="P7">5.1. Responsabilidades do Integrante Administrativo:</text:p>
      <text:p text:style-name="P48"/>
      <text:p text:style-name="P2"><text:span text:style-name="Fonte_20_parág._20_padrão"><text:span text:style-name="T28">O Guia de Contratações de TIC do Poder Judiciário considera Integrante Administrativo o “servidor representante da Área Administrativa do órgão, indicado pela autoridade competente dessa área”.</text:span></text:span></text:p>
      <text:p text:style-name="P35"><text:tab/>Além disso, o Guia estabelece que são atribuições do Integrante Administrativo “especificar, em conformidade com os requisitos estabelecidos pelo Integrante Demandante, sempre que aplicável, os seguintes aspectos administrativos da contratação, entre outros pertinentes”:</text:p>
      <text:p text:style-name="P49"/>
      <text:list xml:id="list225358235967667" text:continue-list="list225356528489609" text:style-name="WWNum7">
        <text:list-item text:start-value="1">
          <text:p text:style-name="P50">Apresentar e apoiar na definição requisitos, modelos, diretrizes e obrigações contratuais, </text:p>
        </text:list-item>
      </text:list>
      <text:p text:style-name="P39"><text:s/>planilha de formação de preço, trabalhistas, previdenciárias, entre outras orientações </text:p>
      <text:p text:style-name="P39"><text:s/>pertinentes, observando os aspectos legais e normativos relacionados à contratação do </text:p>
      <text:p text:style-name="P39"><text:s/>objeto; </text:p>
      <text:list text:continue-list="list225358235967667" text:style-name="WWNum3">
        <text:list-item>
          <text:p text:style-name="P38">Apontar as possíveis modalidades de licitação para a solução, seus benefícios e riscos, em consonância com as orientações dos órgãos de controle e a experiência recente de outros órgãos ou entidades da Administração Pública. </text:p>
        </text:list-item>
        <text:list-item>
          <text:p text:style-name="P38">Auxiliar na elaboração dos artefatos nas fases de Planejamento da Contratação e Seleção </text:p>
        </text:list-item>
      </text:list>
      <text:p text:style-name="P39">Fornecedor, assegurando a aderência aos requisitos administrativos pertinentes, que servirão de base para as decisões das demais áreas do órgão envolvidas no processo de contratação. </text:p>
      <text:list xml:id="list225357285901751" text:continue-numbering="true" text:style-name="WWNum3">
        <text:list-item>
          <text:p text:style-name="P38">Comunicar aos integrantes Demandante e Técnico caso as informações necessárias não estejam presentes nos documentos administrativos e nos artefatos produzidos.</text:p>
        </text:list-item>
      </text:list>
      <text:p text:style-name="P39"/>
      <text:p text:style-name="P35"><text:tab/>A equipe de planejamento poderá acionar a área administrativa nas questões que julgar necessário.</text:p>
      <text:p text:style-name="P2"><text:span text:style-name="Fonte_20_parág._20_padrão"><text:span text:style-name="T29"><text:tab/>De acordo com a Resolução 468/2022 do CNJ, art. 7</text:span></text:span><text:span text:style-name="Fonte_20_parág._20_padrão"><text:span text:style-name="T30">º</text:span></text:span><text:span text:style-name="Fonte_20_parág._20_padrão"><text:span text:style-name="T29">, parágrafo único “o integrante administrativo designado pela autoridade competente não poderá ser servidor da área de TIC, salvo em situações excepcionais, por decisão devidamente fundamentada”.</text:span></text:span></text:p>
      <text:p text:style-name="P51"/>
      <text:p text:style-name="P44"><text:span text:style-name="Fonte_20_parág._20_padrão"><text:span text:style-name="T8">5.2. Autoridade Competente da Área Administrativa:</text:span></text:span></text:p>
      <text:p text:style-name="P5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3">Nome:</text:p>
          </table:table-cell>
          <table:table-cell table:style-name="Tabela7.B1" office:value-type="string">
            <text:p text:style-name="P27"><text:span text:style-name="Fonte_20_parág._20_padrão"><text:span text:style-name="T20">&lt;</text:span></text:span><text:span text:style-name="Fonte_20_parág._20_padrão"><text:span text:style-name="T21">apresentar descrição&gt;</text:span></text:span></text:p>
          </table:table-cell>
        </table:table-row>
        <table:table-row table:style-name="Tabela7.1">
          <table:table-cell table:style-name="Tabela7.A2" office:value-type="string">
            <text:p text:style-name="P43">Cargo:</text:p>
          </table:table-cell>
          <table:table-cell table:style-name="Tabela7.B2" office:value-type="string">
            <text:p text:style-name="P52"><text:span text:style-name="Fonte_20_parág._20_padrão"><text:span text:style-name="T20">&lt;</text:span></text:span><text:span text:style-name="Fonte_20_parág._20_padrão"><text:span text:style-name="T21">apresentar descrição&gt;</text:span></text:span></text:p>
          </table:table-cell>
        </table:table-row>
      </table:table>
      <text:p text:style-name="P2"><text:span text:style-name="Fonte_20_parág._20_padrão"><text:span text:style-name="T8"/></text:span></text:p>
      <text:p text:style-name="P2"><text:span text:style-name="Fonte_20_parág._20_padrão"><text:span text:style-name="T8">6. Responsabilidades gerais da Equipe de Planejamento da Contratação:</text:span></text:span></text:p>
      <text:p text:style-name="P20"/>
      <text:p text:style-name="P3"><text:tab/>Além das responsabilidades específicas atribuídas a cada membro, a Equipe de Planejamento da Contratação como um todo possui algumas atribuições gerais, que incluem:</text:p>
      <text:p text:style-name="P3"><text:soft-page-break/></text:p>
      <text:list xml:id="list225358304812022" text:continue-list="list225357285901751" text:style-name="WWNum8">
        <text:list-item text:start-value="1">
          <text:p text:style-name="P53">Dever de acionar a área administrativa em questões que julguem necessárias, garantindo uma comunicação efetiva e o alinhamento entre as diferentes áreas envolvidas no processo de contratação de STIC. </text:p>
        </text:list-item>
        <text:list-item text:style-override="WWNum3">
          <text:p text:style-name="P38">Executar o processo de gestão de riscos durante todas as fases de Planejamento da Contratação e de Seleção do Fornecedor. Isso inclui a identificação, avaliação e mitigação de riscos que podem afetar o sucesso do projeto. O Mapa de Gerenciamento de Riscos deve ser atualizado regularmente, especialmente ao final da elaboração do Estudo Técnico Preliminar (ETP), do Termo de Referência (TR), ou após eventos relevantes. </text:p>
        </text:list-item>
        <text:list-item text:style-override="WWNum3">
          <text:p text:style-name="P38">Garantir o alinhamento entre os requisitos definidos pelos Integrantes Demandante e Técnico. Isso assegura que as necessidades e expectativas do projeto sejam atendidas de maneira eficaz e eficiente.</text:p>
        </text:list-item>
      </text:list>
      <text:p text:style-name="P20"/>
      <text:p text:style-name="P2"><text:span text:style-name="Fonte_20_parág._20_padrão"><text:span text:style-name="T8">7. Motivação/Justificativa</text:span></text:span></text:p>
      <text:p text:style-name="P54"/>
      <text:p text:style-name="P27"><text:span text:style-name="Fonte_20_parág._20_padrão"><text:span text:style-name="T31">&lt;Descrição da necessidade da contratação, considerado o problema a ser resolvido sob a perspectiva do interesse público.&gt;</text:span></text:span></text:p>
      <text:p text:style-name="P55"><text:span text:style-name="Fonte_20_parág._20_padrão"><text:span text:style-name="T32"><text:tab/></text:span></text:span></text:p>
      <text:p text:style-name="P2"><text:span text:style-name="Fonte_20_parág._20_padrão"><text:span text:style-name="T8">8. Resultados e Benefícios a serem alcançados com a solução de TI</text:span></text:span></text:p>
      <text:p text:style-name="P7"/>
      <text:p text:style-name="P27"><text:span text:style-name="Fonte_20_parág._20_padrão"><text:span text:style-name="T33">&lt;O que a solução vai trazer para o órgão em termos de benefícios e resultados com foco na eficácia, eficiência, economicidade e padronização&gt;</text:span></text:span></text:p>
      <text:p text:style-name="P56"/>
      <text:p text:style-name="P57"><text:span text:style-name="Fonte_20_parág._20_padrão"><text:span text:style-name="T34">9. Alinhamento Estratégico</text:span></text:span></text:p>
      <text:p text:style-name="P58"/>
      <text:p text:style-name="P57"><text:span text:style-name="Fonte_20_parág._20_padrão"><text:span text:style-name="T26"><text:tab/>Em conformidade com o art. 4</text:span></text:span><text:span text:style-name="Fonte_20_parág._20_padrão"><text:span text:style-name="T35">º</text:span></text:span><text:span text:style-name="Fonte_20_parág._20_padrão"><text:span text:style-name="T26"> da Resolução CNJ № 468/2022, as contratações serão precedidas de Plano de Contratações de STIC, planejamento alinhado com o Plano Diretor de Tecnologia da Informação e Comunicação (PDTIC), com o Planejamento Estratégico Institucional e com a Estratégia Nacional do Poder Judiciário e </text:span></text:span><text:span text:style-name="Fonte_20_parág._20_padrão"><text:span text:style-name="T36">a Estratégia Nacional de Tecnologia da Informação e Comunicação do Poder Judiciário (ENTIC-JUD).</text:span></text:span></text:p>
      <text:p text:style-name="P59"><text:span text:style-name="Fonte_20_parág._20_padrão"><text:span text:style-name="T37"><text:tab/>A </text:span></text:span><text:span text:style-name="Fonte_20_parág._20_padrão"><text:span text:style-name="T38">presente demanda está alinhada com </text:span></text:span><text:span text:style-name="Fonte_20_parág._20_padrão"><text:span text:style-name="T37">as</text:span></text:span><text:span text:style-name="Fonte_20_parág._20_padrão"><text:span text:style-name="T38"> metas do Plano de Gestão do Poder Judiciário do Estado de Goiás:</text:span></text:span></text:p>
      <text:list text:style-name="L1">
        <text:list-item>
          <text:p text:style-name="P60"><text:span text:style-name="Fonte_20_parág._20_padrão"><text:span text:style-name="T39">Planejamento Estratégico: </text:span></text:span><text:span text:style-name="Fonte_20_parág._20_padrão"><text:span text:style-name="T40">&lt;</text:span></text:span><text:span text:style-name="Fonte_20_parág._20_padrão"><text:span text:style-name="T41">apresentar descrição&gt;</text:span></text:span></text:p>
        </text:list-item>
        <text:list-item>
          <text:p text:style-name="P61"><text:span text:style-name="Fonte_20_parág._20_padrão"><text:span text:style-name="T42">Plano de Gestão do Poder Judiciário do Estado de Goiás: </text:span></text:span><text:span text:style-name="Fonte_20_parág._20_padrão"><text:span text:style-name="T40">&lt;</text:span></text:span><text:span text:style-name="Fonte_20_parág._20_padrão"><text:span text:style-name="T41">apresentar descrição&gt;</text:span></text:span></text:p>
        </text:list-item>
        <text:list-item>
          <text:p text:style-name="P62"><text:span text:style-name="Fonte_20_parág._20_padrão"><text:span text:style-name="T38">Plano Anual de Contratações de TIC: </text:span></text:span><text:span text:style-name="Fonte_20_parág._20_padrão"><text:span text:style-name="T40">&lt;</text:span></text:span><text:span text:style-name="Fonte_20_parág._20_padrão"><text:span text:style-name="T41">apresentar descrição&gt;</text:span></text:span></text:p>
        </text:list-item>
        <text:list-item>
          <text:p text:style-name="P62"><text:span text:style-name="Fonte_20_parág._20_padrão"><text:span text:style-name="T43">Plano Diretor de Tecnologia da Informação e Comunicação (PDTIC): </text:span></text:span><text:span text:style-name="Fonte_20_parág._20_padrão"><text:span text:style-name="T40">&lt;</text:span></text:span><text:span text:style-name="Fonte_20_parág._20_padrão"><text:span text:style-name="T41">apresentar descrição&gt;</text:span></text:span></text:p>
        </text:list-item>
        <text:list-item>
          <text:p text:style-name="P60"><text:span text:style-name="Fonte_20_parág._20_padrão"><text:span text:style-name="T38">Estratégia Nacional de Tecnologia da Informação e Comunicação do Poder Judiciário (ENTIC-JUD): </text:span></text:span><text:span text:style-name="Fonte_20_parág._20_padrão"><text:span text:style-name="T40">&lt;</text:span></text:span><text:span text:style-name="Fonte_20_parág._20_padrão"><text:span text:style-name="T41">apresentar descrição&gt;</text:span></text:span></text:p>
        </text:list-item>
      </text:list>
      <text:p text:style-name="P57"><text:span text:style-name="Fonte_20_parág._20_padrão"><text:span text:style-name="T36"/></text:span></text:p>
      <text:p text:style-name="P63"><text:span text:style-name="Fonte_20_parág._20_padrão"><text:span text:style-name="T44"><text:tab/>Diante do exposto, institui-se por meio do presente documento a Equipe de Planejamento da Contratação, em consonância com as diretrizes, definições, recomendações, e processos de trabalho contidos na Resolução № 468 de 15 de julho de 2022 do Conselho Nacional de Justiça e seu respectivo Guia de Contratações de TIC do Poder Judiciário, estando cientes todos os integrantes indicados acerca das suas respectivas responsabilidades sobre o projeto apresentado.</text:span></text:span></text:p>
      <text:p text:style-name="P31"/>
      <text:p text:style-name="P64"><text:span text:style-name="Fonte_20_parág._20_padrão"><text:span text:style-name="T45">(assinado e datado digitalmente)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SimSun" style:font-family-asian="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Título" style:next-style-name="Text_20_body" style:default-outline-level="1" style:list-style-name="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" style:next-style-name="Text_20_body" style:default-outline-level="3" style:list-style-name="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Cabeçalho_20_e_20_rodapé" style:display-name="Cabeçalho e rodapé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" style:family="paragraph">
      <style:paragraph-properties fo:margin-left="0.3cm" fo:margin-right="0cm" fo:margin-top="0cm" fo:margin-bottom="0cm" style:contextual-spacing="false" style:line-height-at-least="0.423cm" fo:text-align="justify" style:justify-single-word="false" fo:orphans="2" fo:widows="2" fo:hyphenation-ladder-count="no-limit" fo:hyphenation-keep="auto" loext:hyphenation-keep-type="column" fo:text-indent="-0.3cm" style:auto-text-indent="false" style:punctuation-wrap="simpl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Arial2" style:font-family-asian="Arial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size-complex="8pt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Bloco_20_de_20_citação" style:display-name="Bloco de citação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Corpo_20_de_20_tex" style:display-name="Corpo de tex" style:family="paragraph" style:nex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Lucida Sans Unicode" style:font-family-asian="'Lucida Sans Unicode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údo_20_da_20_lista" style:display-name="Conteúdo da lista" style:family="paragraph" style:parent-style-name="Standard">
      <style:paragraph-properties fo:margin-left="1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ímbolos_20_de_20_numeração" style:display-name="Símbolos de numeraç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Marcadore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Rodapé_20_Char" style:display-name="Rodapé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Cabeçalho_20_Char" style:display-name="Cabeçalho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Subtítulo_20_Char" style:display-name="Subtítulo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language-asian="en" style:country-asian="US" style:font-size-complex="12pt"/>
    </style:style>
    <style:style style:name="Título_20_Char" style:display-name="Título Char" style:family="text" style:parent-style-name="Default_20_Paragraph_20_Font">
      <style:text-properties style:font-name="Cambria" fo:font-family="Cambria" style:font-family-generic="roman" style:font-pitch="variable" fo:font-size="16pt" fo:font-weight="bold" style:font-size-asian="16pt" style:language-asian="en" style:country-asian="US" style:font-weight-asian="bold" style:font-size-complex="16pt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de_20_fim" style:display-name="Caracteres de nota de fim" style:family="text"/>
    <style:style style:name="Caracteres_20_de_20_nota_20_de_20_rodapé" style:display-name="Caracteres de nota de rodapé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Fonte_20_parág._20_padrão1" style:display-name="WW-Fonte parág. padrão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Fonte_20_parág._20_padrão" style:display-name="WW-Fonte parág. padrão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 fo:language="zxx" fo:country="none" style:language-asian="zxx" style:country-asian="none" style:language-complex="zxx" style:country-complex="none"/>
    </style:style>
    <style:style style:name="ListLabel_20_74" style:display-name="ListLabel 74" style:family="text">
      <style:text-properties fo:font-variant="normal" fo:text-transform="none" fo:color="#000000" loext:opacity="100%" style:font-name="Times New Roman" fo:font-family="'Times New Roman'" style:font-family-generic="roman" style:font-pitch="variable" fo:font-size="12pt" fo:letter-spacing="normal" fo:language="zxx" fo:country="none" fo:font-style="normal" fo:font-weight="normal" style:letter-kerning="true" fo:background-color="transparent" style:font-name-asian="Times New Roman1" style:font-family-asian="'Times New Roman'" style:font-family-generic-asian="system" style:font-pitch-asian="variable" style:font-size-asian="12pt" style:language-asian="zxx" style:country-asian="none" style:font-style-asian="normal" style:font-weight-asian="normal" style:font-name-complex="Arial2" style:font-family-complex="Arial" style:font-family-generic-complex="system" style:font-pitch-complex="variable" style:font-size-complex="12pt" style:language-complex="zxx" style:country-complex="none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 -" style:num-suffix=" -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29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9P0"/>
    </number:currency-style>
    <number:currency-style style:name="N10131P0" style:volatile="true" number:language="pt" number:country="PT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31" number:language="pt" number:country="PT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31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8" style:family="table">
      <style:table-properties style:width="17.013cm" fo:margin-left="0cm" fo:margin-top="0cm" fo:margin-bottom="0cm" table:align="left" style:writing-mode="page"/>
    </style:style>
    <style:style style:name="Tabela8.A" style:family="table-column">
      <style:table-column-properties style:column-width="4.999cm"/>
    </style:style>
    <style:style style:name="Tabela8.B" style:family="table-column">
      <style:table-column-properties style:column-width="2.409cm"/>
    </style:style>
    <style:style style:name="Tabela8.C" style:family="table-column">
      <style:table-column-properties style:column-width="1.506cm"/>
    </style:style>
    <style:style style:name="Tabela8.D" style:family="table-column">
      <style:table-column-properties style:column-width="2.884cm"/>
    </style:style>
    <style:style style:name="Tabela8.E" style:family="table-column">
      <style:table-column-properties style:column-width="2.515cm"/>
    </style:style>
    <style:style style:name="Tabela8.F" style:family="table-column">
      <style:table-column-properties style:column-width="1.393cm"/>
    </style:style>
    <style:style style:name="Tabela8.G" style:family="table-column">
      <style:table-column-properties style:column-width="1.305cm"/>
    </style:style>
    <style:style style:name="Tabela8.1" style:family="table-row">
      <style:table-row-properties style:min-row-height="1.804cm" fo:keep-together="auto"/>
    </style:style>
    <style:style style:name="Tabela8.A1" style:family="table-cell">
      <style:table-cell-properties style:vertical-align="bottom" fo:padding="0.097cm" fo:border-left="0.5pt solid #808080" fo:border-right="0.5pt solid #808080" fo:border-top="0.5pt solid #808080" fo:border-bottom="none"/>
    </style:style>
    <style:style style:name="Tabela8.B1" style:family="table-cell">
      <style:table-cell-properties style:vertical-align="middle" fo:padding="0.097cm" fo:border-left="none" fo:border-right="0.5pt solid #808080" fo:border-top="0.5pt solid #808080" fo:border-bottom="0.5pt solid #808080"/>
    </style:style>
    <style:style style:name="Tabela8.2" style:family="table-row">
      <style:table-row-properties style:min-row-height="0.697cm" fo:keep-together="auto"/>
    </style:style>
    <style:style style:name="Tabela8.B2" style:family="table-cell">
      <style:table-cell-properties style:vertical-align="middle" fo:padding="0.097cm" fo:border-left="none" fo:border-right="0.5pt solid #808080" fo:border-top="none" fo:border-bottom="0.5pt solid #808080"/>
    </style:style>
    <style:style style:name="Tabela8.3" style:family="table-row">
      <style:table-row-properties style:min-row-height="0.37cm" fo:keep-together="auto"/>
    </style:style>
    <style:style style:name="Tabela8.A3" style:family="table-cell">
      <style:table-cell-properties fo:padding="0.097cm" fo:border-left="0.5pt solid #808080" fo:border-right="0.5pt solid #808080" fo:border-top="none" fo:border-bottom="0.5pt solid #808080"/>
    </style:style>
    <style:style style:name="Tabela8.B3" style:family="table-cell">
      <style:table-cell-properties style:vertical-align="middle" fo:padding="0.097cm" fo:border-left="none" fo:border-right="none" fo:border-top="none" fo:border-bottom="0.5pt solid #808080"/>
    </style:style>
    <style:style style:name="MP1" style:family="paragraph" style:parent-style-name="texto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texto">
      <style:paragraph-properties fo:text-align="end" style:justify-single-word="false"/>
    </style:style>
    <style:style style:name="MP4" style:family="paragraph" style:parent-style-name="texto">
      <style:paragraph-properties fo:text-align="start" style:justify-single-word="false"/>
    </style:style>
    <style:style style:name="MP5" style:family="paragraph" style:parent-style-name="Standard">
      <style:text-properties fo:font-size="12pt" style:font-size-asian="12pt" style:font-size-complex="12pt"/>
    </style:style>
    <style:style style:name="MT1" style:family="text">
      <style:text-properties style:use-window-font-color="true" loext:opacity="0%" style:font-name="Times New Roman" fo:font-size="10pt" fo:language="pt" fo:country="BR" fo:font-weight="bold" style:letter-kerning="true" style:font-name-asian="Arial2" style:font-size-asian="10pt" style:font-weight-asian="bold" style:font-name-complex="Times New Roman1" style:font-size-complex="10pt" style:language-complex="ar" style:country-complex="SA" style:font-weight-complex="bold"/>
    </style:style>
    <style:style style:name="MT2" style:family="text">
      <style:text-properties style:use-window-font-color="true" loext:opacity="0%" fo:font-size="10pt" fo:language="pt" fo:country="BR" fo:font-weight="bold" style:letter-kerning="true" style:font-name-asian="Arial2" style:font-size-asian="10pt" style:font-weight-asian="bold" style:font-name-complex="Times New Roman1" style:font-size-complex="10pt" style:language-complex="ar" style:country-complex="SA" style:font-weight-complex="bold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231f20" loext:opacity="100%" style:font-name="Arial1" fo:font-size="6pt" fo:letter-spacing="normal" style:font-size-asian="6pt" style:font-size-complex="6pt" style:text-scale="102%"/>
    </style:style>
    <style:style style:name="MT5" style:family="text">
      <style:text-properties fo:color="#4c4c4c" loext:opacity="100%" style:font-name="Arial1" fo:font-size="6pt" fo:letter-spacing="normal" fo:language="pt" fo:country="BR" style:letter-kerning="true" style:font-name-asian="Lucida Sans Unicode" style:font-size-asian="6pt" style:language-asian="zxx" style:country-asian="none" style:font-name-complex="Tahoma1" style:font-size-complex="6pt" style:language-complex="en" style:country-complex="US" style:text-scale="102%"/>
    </style:style>
    <style:style style:name="MT6" style:family="text">
      <style:text-properties fo:color="#231f20" loext:opacity="100%" style:font-name="Arial1" fo:font-size="6pt" fo:letter-spacing="normal" fo:language="pt" fo:country="BR" style:letter-kerning="true" style:font-name-asian="Lucida Sans Unicode" style:font-size-asian="6pt" style:language-asian="zxx" style:country-asian="none" style:font-name-complex="Tahoma1" style:font-size-complex="6pt" style:language-complex="en" style:country-complex="US" style:text-scale="102%"/>
    </style:style>
    <style:style style:name="MT7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MT8" style:family="text">
      <style:text-properties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MT9" style:family="text">
      <style:text-properties fo:font-size="10pt" fo:font-weight="normal" officeooo:rsid="00136808" fo:background-color="transparent" loext:char-shading-value="0" style:font-size-asian="10pt" style:font-weight-asian="normal" style:font-size-complex="10pt" style:font-weight-complex="normal"/>
    </style:style>
    <style:style style:name="MT10" style:family="text">
      <style:text-properties fo:font-size="10pt" fo:font-weight="normal" style:font-size-asian="10pt" style:font-weight-asian="normal" style:font-size-complex="10pt" style:font-weight-complex="normal"/>
    </style:style>
    <style:style style:name="MT11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column table:style-name="Tabela8.F"/>
          <table:table-column table:style-name="Tabela8.G"/>
          <table:table-row table:style-name="Tabela8.1">
            <table:table-cell table:style-name="Tabela8.A1" table:number-rows-spanned="2" office:value-type="string">
              <text:p text:style-name="MP1" loext:marker-style-name="MT1"><draw:frame draw:style-name="Mfr1" draw:name="LogoPoderJudiciario" text:anchor-type="as-char" svg:width="4.304cm" svg:height="2.111cm" draw:z-index="4"><draw:image xlink:href="Pictures/10000001000007E6000003E073BFC5A6.png" xlink:type="simple" xlink:show="embed" xlink:actuate="onLoad" draw:mime-type="image/png"/></draw:frame></text:p>
            </table:table-cell>
            <table:table-cell table:style-name="Tabela8.B1" table:number-columns-spanned="6" office:value-type="string">
              <text:p text:style-name="MP1" loext:marker-style-name="MT1"><text:span text:style-name="MT2">DOCUMENTO DE OFICIALIZAÇÃO DA DEMANDA</text:span><text:span text:style-name="MT1"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covered-table-cell table:style-name="Tabela8.A1"/>
            <table:table-cell table:style-name="Tabela8.B2" table:number-columns-spanned="6" office:value-type="string">
              <text:p text:style-name="MP1"><text:span text:style-name="MT3">Processo de Planejamento de Aquisições e de Contratações de Soluções de TIC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3">
            <table:table-cell table:style-name="Tabela8.A3" office:value-type="string">
              <text:p text:style-name="MP2" loext:marker-style-name="MT4"><text:span text:style-name="MT5">Coordenadoria de Contratos e Aquisições de TIC</text:span><text:span text:style-name="MT6"/></text:p>
            </table:table-cell>
            <table:table-cell table:style-name="Tabela8.B3" office:value-type="string">
              <text:p text:style-name="MP3"><text:span text:style-name="MT7">Revisão</text:span><text:span text:style-name="MT8">:</text:span></text:p>
            </table:table-cell>
            <table:table-cell table:style-name="Tabela8.B3" office:value-type="string">
              <text:p text:style-name="MP4"><text:span text:style-name="MT8">00</text:span><text:span text:style-name="MT9">8</text:span></text:p>
            </table:table-cell>
            <table:table-cell table:style-name="Tabela8.B3" office:value-type="string">
              <text:p text:style-name="MP3"><text:span text:style-name="MT7">Código/Versão</text:span><text:span text:style-name="MT8">:</text:span></text:p>
            </table:table-cell>
            <table:table-cell table:style-name="Tabela8.B3" office:value-type="string">
              <text:p text:style-name="MP4"><text:span text:style-name="MT8">CCA-00</text:span><text:span text:style-name="MT9">6</text:span></text:p>
            </table:table-cell>
            <table:table-cell table:style-name="Tabela8.B3" office:value-type="string">
              <text:p text:style-name="MP3"><text:span text:style-name="MT3">Página</text:span><text:span text:style-name="MT10">:</text:span></text:p>
            </table:table-cell>
            <table:table-cell table:style-name="Tabela8.B2" office:value-type="string">
              <text:p text:style-name="MP4"><text:span text:style-name="MT10"><text:page-number text:select-page="current">1</text:page-number></text:span><text:span text:style-name="MT10">/</text:span><text:span text:style-name="MT10"><text:page-count>5</text:page-count></text:span></text:p>
            </table:table-cell>
          </table:table-row>
        </table:table>
        <text:p text:style-name="MP5" loext:marker-style-name="MT11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6-08T16:49:19</meta:creation-date>
    <dc:language>pt-BR</dc:language>
    <dc:date>2025-07-29T20:16:25.429682600</dc:date>
    <meta:editing-cycles>91</meta:editing-cycles>
    <meta:editing-duration>PT13H44M11S</meta:editing-duration>
    <meta:generator>LibreOffice/25.2.4.3$Windows_X86_64 LibreOffice_project/33e196637044ead23f5c3226cde09b47731f7e27</meta:generator>
    <meta:print-date>2025-07-29T22:52:17.067653400</meta:print-date>
    <meta:printed-by>Arquivos PDF: Sampahio Damaceno</meta:printed-by>
    <meta:document-statistic meta:table-count="8" meta:image-count="1" meta:object-count="0" meta:page-count="5" meta:paragraph-count="154" meta:word-count="1962" meta:character-count="13556" meta:non-whitespace-character-count="11730"/>
    <meta:user-defined meta:name="AppVersion">15.0000</meta:user-defined>
  </office:meta>
</office:document-meta>
</file>